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pitch="fixed"/>
    <style:font-face style:name="Source Code Pro Medium" svg:font-family="'Source Code Pr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style:font-name="Source Code Pro Medium" officeooo:rsid="001cb63a" officeooo:paragraph-rsid="00320753"/>
    </style:style>
    <style:style style:name="P2" style:family="paragraph" style:parent-style-name="Standard">
      <style:paragraph-properties fo:line-height="100%"/>
      <style:text-properties style:font-name="Source Code Pro Medium" officeooo:rsid="001cb63a" officeooo:paragraph-rsid="00329bd8"/>
    </style:style>
    <style:style style:name="P3" style:family="paragraph" style:parent-style-name="Standard">
      <style:paragraph-properties fo:line-height="100%"/>
      <style:text-properties style:font-name="Source Code Pro Medium" officeooo:rsid="001cb63a" officeooo:paragraph-rsid="0033d342"/>
    </style:style>
    <style:style style:name="P4" style:family="paragraph" style:parent-style-name="Standard">
      <style:paragraph-properties fo:line-height="100%"/>
      <style:text-properties style:font-name="Source Code Pro Medium" officeooo:rsid="001cb63a" officeooo:paragraph-rsid="006be061"/>
    </style:style>
    <style:style style:name="P5" style:family="paragraph" style:parent-style-name="Text_20_body">
      <style:text-properties style:font-name="Source Code Pro" officeooo:rsid="0035dcd7" officeooo:paragraph-rsid="0035dcd7"/>
    </style:style>
    <style:style style:name="P6" style:family="paragraph" style:parent-style-name="Text_20_body">
      <style:paragraph-properties fo:line-height="100%"/>
      <style:text-properties style:font-name="Source Code Pro" officeooo:rsid="00372cf6" officeooo:paragraph-rsid="00372cf6"/>
    </style:style>
    <style:style style:name="P7" style:family="paragraph" style:parent-style-name="Text_20_body">
      <style:paragraph-properties fo:line-height="100%" fo:text-align="justify" style:justify-single-word="false"/>
      <style:text-properties style:font-name="Source Code Pro" officeooo:rsid="00372cf6" officeooo:paragraph-rsid="00372cf6"/>
    </style:style>
    <style:style style:name="P8" style:family="paragraph" style:parent-style-name="Text_20_body">
      <style:paragraph-properties fo:line-height="100%"/>
      <style:text-properties style:font-name="Source Code Pro" officeooo:rsid="00372cf6" officeooo:paragraph-rsid="003a1ef4"/>
    </style:style>
    <style:style style:name="P9" style:family="paragraph" style:parent-style-name="Text_20_body">
      <style:paragraph-properties fo:line-height="100%"/>
      <style:text-properties style:font-name="Source Code Pro" officeooo:rsid="00372cf6" officeooo:paragraph-rsid="003b8920"/>
    </style:style>
    <style:style style:name="P10" style:family="paragraph" style:parent-style-name="Text_20_body">
      <style:paragraph-properties fo:line-height="100%"/>
      <style:text-properties style:font-name="Source Code Pro" officeooo:rsid="00372cf6" officeooo:paragraph-rsid="003e7894"/>
    </style:style>
    <style:style style:name="P11" style:family="paragraph" style:parent-style-name="Text_20_body">
      <style:paragraph-properties fo:line-height="100%"/>
      <style:text-properties style:font-name="Source Code Pro" officeooo:rsid="00372cf6" officeooo:paragraph-rsid="003e7c30"/>
    </style:style>
    <style:style style:name="P12" style:family="paragraph" style:parent-style-name="Text_20_body">
      <style:paragraph-properties fo:line-height="100%"/>
      <style:text-properties style:font-name="Source Code Pro" officeooo:rsid="00372cf6" officeooo:paragraph-rsid="003ea80f"/>
    </style:style>
    <style:style style:name="P13" style:family="paragraph" style:parent-style-name="Text_20_body">
      <style:paragraph-properties fo:line-height="100%"/>
      <style:text-properties style:font-name="Source Code Pro" officeooo:rsid="00372cf6" officeooo:paragraph-rsid="004067db"/>
    </style:style>
    <style:style style:name="P14" style:family="paragraph" style:parent-style-name="Text_20_body">
      <style:paragraph-properties fo:line-height="100%"/>
      <style:text-properties style:font-name="Source Code Pro" officeooo:rsid="00372cf6" officeooo:paragraph-rsid="0042f459"/>
    </style:style>
    <style:style style:name="P15" style:family="paragraph" style:parent-style-name="Text_20_body">
      <style:paragraph-properties fo:line-height="100%"/>
      <style:text-properties style:font-name="Source Code Pro" officeooo:rsid="00372cf6" officeooo:paragraph-rsid="00476169"/>
    </style:style>
    <style:style style:name="P16" style:family="paragraph" style:parent-style-name="Text_20_body">
      <style:paragraph-properties fo:line-height="100%"/>
      <style:text-properties style:font-name="Source Code Pro" officeooo:rsid="00372cf6" officeooo:paragraph-rsid="0048b376"/>
    </style:style>
    <style:style style:name="P17" style:family="paragraph" style:parent-style-name="Text_20_body">
      <style:paragraph-properties fo:line-height="100%"/>
      <style:text-properties style:font-name="Source Code Pro" officeooo:rsid="00372cf6" officeooo:paragraph-rsid="0049eca3"/>
    </style:style>
    <style:style style:name="P18" style:family="paragraph" style:parent-style-name="Text_20_body">
      <style:paragraph-properties fo:line-height="100%"/>
      <style:text-properties style:font-name="Source Code Pro" officeooo:rsid="00372cf6" officeooo:paragraph-rsid="004badea"/>
    </style:style>
    <style:style style:name="P19" style:family="paragraph" style:parent-style-name="Text_20_body">
      <style:paragraph-properties fo:line-height="100%"/>
      <style:text-properties style:font-name="Source Code Pro" officeooo:rsid="00372cf6" officeooo:paragraph-rsid="004d079b"/>
    </style:style>
    <style:style style:name="P20" style:family="paragraph" style:parent-style-name="Text_20_body">
      <style:paragraph-properties fo:line-height="100%"/>
      <style:text-properties style:font-name="Source Code Pro" officeooo:rsid="00372cf6" officeooo:paragraph-rsid="004e16ea"/>
    </style:style>
    <style:style style:name="P21" style:family="paragraph" style:parent-style-name="Text_20_body">
      <style:paragraph-properties fo:line-height="100%"/>
      <style:text-properties style:font-name="Source Code Pro" officeooo:rsid="00372cf6" officeooo:paragraph-rsid="004eb11f"/>
    </style:style>
    <style:style style:name="P22" style:family="paragraph" style:parent-style-name="Text_20_body">
      <style:paragraph-properties fo:line-height="100%"/>
      <style:text-properties style:font-name="Source Code Pro" officeooo:rsid="00372cf6" officeooo:paragraph-rsid="00505d3f"/>
    </style:style>
    <style:style style:name="P23" style:family="paragraph" style:parent-style-name="Text_20_body">
      <style:paragraph-properties fo:line-height="100%"/>
      <style:text-properties style:font-name="Source Code Pro" officeooo:rsid="00372cf6" officeooo:paragraph-rsid="005229cb"/>
    </style:style>
    <style:style style:name="P24" style:family="paragraph" style:parent-style-name="Text_20_body">
      <style:paragraph-properties fo:line-height="100%"/>
      <style:text-properties style:font-name="Source Code Pro" officeooo:rsid="00372cf6" officeooo:paragraph-rsid="00552c03"/>
    </style:style>
    <style:style style:name="P25" style:family="paragraph" style:parent-style-name="Text_20_body">
      <style:paragraph-properties fo:line-height="100%"/>
      <style:text-properties style:font-name="Source Code Pro" officeooo:rsid="00372cf6" officeooo:paragraph-rsid="0057ef27"/>
    </style:style>
    <style:style style:name="P26" style:family="paragraph" style:parent-style-name="Text_20_body">
      <style:paragraph-properties fo:line-height="100%"/>
      <style:text-properties style:font-name="Source Code Pro" officeooo:rsid="00372cf6" officeooo:paragraph-rsid="00588e4e"/>
    </style:style>
    <style:style style:name="P27" style:family="paragraph" style:parent-style-name="Text_20_body">
      <style:paragraph-properties fo:line-height="100%"/>
      <style:text-properties style:font-name="Source Code Pro" officeooo:rsid="00372cf6" officeooo:paragraph-rsid="005a805b"/>
    </style:style>
    <style:style style:name="P28" style:family="paragraph" style:parent-style-name="Text_20_body">
      <style:paragraph-properties fo:line-height="100%"/>
      <style:text-properties style:font-name="Source Code Pro" officeooo:rsid="00372cf6" officeooo:paragraph-rsid="005c469c"/>
    </style:style>
    <style:style style:name="P29" style:family="paragraph" style:parent-style-name="Text_20_body">
      <style:paragraph-properties fo:line-height="100%"/>
      <style:text-properties style:font-name="Source Code Pro" officeooo:rsid="00372cf6" officeooo:paragraph-rsid="005edce7"/>
    </style:style>
    <style:style style:name="P30" style:family="paragraph" style:parent-style-name="Text_20_body">
      <style:paragraph-properties fo:line-height="100%"/>
      <style:text-properties style:font-name="Source Code Pro" officeooo:rsid="00372cf6" officeooo:paragraph-rsid="0061fc86"/>
    </style:style>
    <style:style style:name="P31" style:family="paragraph" style:parent-style-name="Text_20_body">
      <style:paragraph-properties fo:line-height="100%"/>
      <style:text-properties style:font-name="Source Code Pro" officeooo:rsid="00372cf6" officeooo:paragraph-rsid="0064361d"/>
    </style:style>
    <style:style style:name="P32" style:family="paragraph" style:parent-style-name="Text_20_body">
      <style:paragraph-properties fo:line-height="100%"/>
      <style:text-properties style:font-name="Source Code Pro" officeooo:rsid="00372cf6" officeooo:paragraph-rsid="00645cac"/>
    </style:style>
    <style:style style:name="P33" style:family="paragraph" style:parent-style-name="Text_20_body">
      <style:paragraph-properties fo:line-height="100%"/>
      <style:text-properties style:font-name="Source Code Pro" officeooo:rsid="00372cf6" officeooo:paragraph-rsid="00645f2b"/>
    </style:style>
    <style:style style:name="P34" style:family="paragraph" style:parent-style-name="Text_20_body">
      <style:paragraph-properties fo:line-height="100%"/>
      <style:text-properties style:font-name="Source Code Pro" officeooo:rsid="00372cf6" officeooo:paragraph-rsid="0065e2da"/>
    </style:style>
    <style:style style:name="P35" style:family="paragraph" style:parent-style-name="Text_20_body">
      <style:paragraph-properties fo:line-height="100%"/>
      <style:text-properties style:font-name="Source Code Pro" officeooo:rsid="00372cf6" officeooo:paragraph-rsid="00681edf"/>
    </style:style>
    <style:style style:name="P36" style:family="paragraph" style:parent-style-name="Text_20_body">
      <style:paragraph-properties fo:line-height="100%"/>
      <style:text-properties style:font-name="Source Code Pro" officeooo:rsid="0038e4a5" officeooo:paragraph-rsid="0038e4a5"/>
    </style:style>
    <style:style style:name="P37" style:family="paragraph" style:parent-style-name="Text_20_body">
      <style:paragraph-properties fo:line-height="100%"/>
      <style:text-properties style:font-name="Source Code Pro" officeooo:rsid="0038e4a5" officeooo:paragraph-rsid="003b8920"/>
    </style:style>
    <style:style style:name="P38" style:family="paragraph" style:parent-style-name="Text_20_body">
      <style:paragraph-properties fo:line-height="100%"/>
      <style:text-properties style:font-name="Source Code Pro" officeooo:rsid="0038e4a5" officeooo:paragraph-rsid="003e7894"/>
    </style:style>
    <style:style style:name="P39" style:family="paragraph" style:parent-style-name="Text_20_body">
      <style:paragraph-properties fo:line-height="100%"/>
      <style:text-properties style:font-name="Source Code Pro" officeooo:rsid="0038e4a5" officeooo:paragraph-rsid="003e7c30"/>
    </style:style>
    <style:style style:name="P40" style:family="paragraph" style:parent-style-name="Text_20_body">
      <style:paragraph-properties fo:line-height="100%"/>
      <style:text-properties style:font-name="Source Code Pro" officeooo:rsid="0038e4a5" officeooo:paragraph-rsid="003ea80f"/>
    </style:style>
    <style:style style:name="P41" style:family="paragraph" style:parent-style-name="Text_20_body">
      <style:paragraph-properties fo:line-height="100%"/>
      <style:text-properties style:font-name="Source Code Pro" officeooo:rsid="0038e4a5" officeooo:paragraph-rsid="004067db"/>
    </style:style>
    <style:style style:name="P42" style:family="paragraph" style:parent-style-name="Text_20_body">
      <style:paragraph-properties fo:line-height="100%"/>
      <style:text-properties style:font-name="Source Code Pro" officeooo:rsid="0038e4a5" officeooo:paragraph-rsid="0042f459"/>
    </style:style>
    <style:style style:name="P43" style:family="paragraph" style:parent-style-name="Text_20_body">
      <style:paragraph-properties fo:line-height="100%"/>
      <style:text-properties style:font-name="Source Code Pro" officeooo:rsid="0038e4a5" officeooo:paragraph-rsid="00476169"/>
    </style:style>
    <style:style style:name="P44" style:family="paragraph" style:parent-style-name="Text_20_body">
      <style:paragraph-properties fo:line-height="100%"/>
      <style:text-properties style:font-name="Source Code Pro" officeooo:rsid="0038e4a5" officeooo:paragraph-rsid="0048b376"/>
    </style:style>
    <style:style style:name="P45" style:family="paragraph" style:parent-style-name="Text_20_body">
      <style:paragraph-properties fo:line-height="100%"/>
      <style:text-properties style:font-name="Source Code Pro" officeooo:rsid="0038e4a5" officeooo:paragraph-rsid="0049eca3"/>
    </style:style>
    <style:style style:name="P46" style:family="paragraph" style:parent-style-name="Text_20_body">
      <style:paragraph-properties fo:line-height="100%"/>
      <style:text-properties style:font-name="Source Code Pro" officeooo:rsid="0038e4a5" officeooo:paragraph-rsid="004badea"/>
    </style:style>
    <style:style style:name="P47" style:family="paragraph" style:parent-style-name="Text_20_body">
      <style:paragraph-properties fo:line-height="100%"/>
      <style:text-properties style:font-name="Source Code Pro" officeooo:rsid="0038e4a5" officeooo:paragraph-rsid="004d079b"/>
    </style:style>
    <style:style style:name="P48" style:family="paragraph" style:parent-style-name="Text_20_body">
      <style:paragraph-properties fo:line-height="100%"/>
      <style:text-properties style:font-name="Source Code Pro" officeooo:rsid="0038e4a5" officeooo:paragraph-rsid="004e16ea"/>
    </style:style>
    <style:style style:name="P49" style:family="paragraph" style:parent-style-name="Text_20_body">
      <style:paragraph-properties fo:line-height="100%"/>
      <style:text-properties style:font-name="Source Code Pro" officeooo:rsid="0038e4a5" officeooo:paragraph-rsid="004eb11f"/>
    </style:style>
    <style:style style:name="P50" style:family="paragraph" style:parent-style-name="Text_20_body">
      <style:paragraph-properties fo:line-height="100%"/>
      <style:text-properties style:font-name="Source Code Pro" officeooo:rsid="0038e4a5" officeooo:paragraph-rsid="00505d3f"/>
    </style:style>
    <style:style style:name="P51" style:family="paragraph" style:parent-style-name="Text_20_body">
      <style:paragraph-properties fo:line-height="100%"/>
      <style:text-properties style:font-name="Source Code Pro" officeooo:rsid="0038e4a5" officeooo:paragraph-rsid="005229cb"/>
    </style:style>
    <style:style style:name="P52" style:family="paragraph" style:parent-style-name="Text_20_body">
      <style:paragraph-properties fo:line-height="100%"/>
      <style:text-properties style:font-name="Source Code Pro" officeooo:rsid="0038e4a5" officeooo:paragraph-rsid="00552c03"/>
    </style:style>
    <style:style style:name="P53" style:family="paragraph" style:parent-style-name="Text_20_body">
      <style:paragraph-properties fo:line-height="100%"/>
      <style:text-properties style:font-name="Source Code Pro" officeooo:rsid="0038e4a5" officeooo:paragraph-rsid="0057ef27"/>
    </style:style>
    <style:style style:name="P54" style:family="paragraph" style:parent-style-name="Text_20_body">
      <style:paragraph-properties fo:line-height="100%"/>
      <style:text-properties style:font-name="Source Code Pro" officeooo:rsid="0038e4a5" officeooo:paragraph-rsid="00588e4e"/>
    </style:style>
    <style:style style:name="P55" style:family="paragraph" style:parent-style-name="Text_20_body">
      <style:paragraph-properties fo:line-height="100%"/>
      <style:text-properties style:font-name="Source Code Pro" officeooo:rsid="0038e4a5" officeooo:paragraph-rsid="005a805b"/>
    </style:style>
    <style:style style:name="P56" style:family="paragraph" style:parent-style-name="Text_20_body">
      <style:paragraph-properties fo:line-height="100%"/>
      <style:text-properties style:font-name="Source Code Pro" officeooo:rsid="0038e4a5" officeooo:paragraph-rsid="005c469c"/>
    </style:style>
    <style:style style:name="P57" style:family="paragraph" style:parent-style-name="Text_20_body">
      <style:paragraph-properties fo:line-height="100%"/>
      <style:text-properties style:font-name="Source Code Pro" officeooo:rsid="0038e4a5" officeooo:paragraph-rsid="005edce7"/>
    </style:style>
    <style:style style:name="P58" style:family="paragraph" style:parent-style-name="Text_20_body">
      <style:paragraph-properties fo:line-height="100%"/>
      <style:text-properties style:font-name="Source Code Pro" officeooo:rsid="0038e4a5" officeooo:paragraph-rsid="0061fc86"/>
    </style:style>
    <style:style style:name="P59" style:family="paragraph" style:parent-style-name="Text_20_body">
      <style:paragraph-properties fo:line-height="100%"/>
      <style:text-properties style:font-name="Source Code Pro" officeooo:rsid="0038e4a5" officeooo:paragraph-rsid="0064361d"/>
    </style:style>
    <style:style style:name="P60" style:family="paragraph" style:parent-style-name="Text_20_body">
      <style:paragraph-properties fo:line-height="100%"/>
      <style:text-properties style:font-name="Source Code Pro" officeooo:rsid="0038e4a5" officeooo:paragraph-rsid="00645cac"/>
    </style:style>
    <style:style style:name="P61" style:family="paragraph" style:parent-style-name="Text_20_body">
      <style:paragraph-properties fo:line-height="100%"/>
      <style:text-properties style:font-name="Source Code Pro" officeooo:rsid="0038e4a5" officeooo:paragraph-rsid="00645f2b"/>
    </style:style>
    <style:style style:name="P62" style:family="paragraph" style:parent-style-name="Text_20_body">
      <style:paragraph-properties fo:line-height="100%"/>
      <style:text-properties style:font-name="Source Code Pro" officeooo:rsid="0038e4a5" officeooo:paragraph-rsid="0065e2da"/>
    </style:style>
    <style:style style:name="P63" style:family="paragraph" style:parent-style-name="Text_20_body">
      <style:paragraph-properties fo:line-height="100%"/>
      <style:text-properties style:font-name="Source Code Pro" officeooo:rsid="0038e4a5" officeooo:paragraph-rsid="00681edf"/>
    </style:style>
    <style:style style:name="P64" style:family="paragraph" style:parent-style-name="Text_20_body">
      <style:paragraph-properties fo:line-height="100%"/>
      <style:text-properties style:font-name="Source Code Pro" officeooo:rsid="0038e4a5" officeooo:paragraph-rsid="00698679"/>
    </style:style>
    <style:style style:name="P65" style:family="paragraph" style:parent-style-name="Text_20_body">
      <style:paragraph-properties fo:line-height="100%"/>
      <style:text-properties style:font-name="Source Code Pro" officeooo:rsid="00645cac" officeooo:paragraph-rsid="00645cac"/>
    </style:style>
    <style:style style:name="P66" style:family="paragraph" style:parent-style-name="Text_20_body">
      <style:paragraph-properties fo:line-height="100%"/>
      <style:text-properties style:font-name="Source Code Pro" officeooo:rsid="00698679" officeooo:paragraph-rsid="00698679"/>
    </style:style>
    <style:style style:name="P67" style:family="paragraph" style:parent-style-name="Text_20_body">
      <style:paragraph-properties fo:line-height="100%"/>
      <style:text-properties style:font-name="Source Code Pro Medium" officeooo:rsid="0015cfa5" officeooo:paragraph-rsid="0015cfa5"/>
    </style:style>
    <style:style style:name="P68" style:family="paragraph" style:parent-style-name="Text_20_body">
      <style:paragraph-properties fo:line-height="100%"/>
      <style:text-properties style:font-name="Source Code Pro Medium" officeooo:rsid="001b89f0" officeooo:paragraph-rsid="001b89f0"/>
    </style:style>
    <style:style style:name="P69" style:family="paragraph" style:parent-style-name="Text_20_body">
      <style:paragraph-properties fo:line-height="100%"/>
      <style:text-properties style:font-name="Source Code Pro Medium" officeooo:rsid="001cb63a" officeooo:paragraph-rsid="001cb63a"/>
    </style:style>
    <style:style style:name="P70" style:family="paragraph" style:parent-style-name="Text_20_body">
      <style:paragraph-properties fo:line-height="100%"/>
      <style:text-properties style:font-name="Source Code Pro Medium" officeooo:rsid="001cb63a" officeooo:paragraph-rsid="001fe9f0"/>
    </style:style>
    <style:style style:name="P71" style:family="paragraph" style:parent-style-name="Text_20_body">
      <style:paragraph-properties fo:line-height="100%"/>
      <style:text-properties style:font-name="Source Code Pro Medium" officeooo:rsid="001cb63a" officeooo:paragraph-rsid="002848aa"/>
    </style:style>
    <style:style style:name="P72" style:family="paragraph" style:parent-style-name="Text_20_body">
      <style:paragraph-properties fo:line-height="100%"/>
      <style:text-properties style:font-name="Source Code Pro Medium" officeooo:rsid="001cb63a" officeooo:paragraph-rsid="0028a220"/>
    </style:style>
    <style:style style:name="P73" style:family="paragraph" style:parent-style-name="Text_20_body">
      <style:paragraph-properties fo:line-height="100%"/>
      <style:text-properties style:font-name="Source Code Pro Medium" officeooo:rsid="001cb63a" officeooo:paragraph-rsid="002c9334"/>
    </style:style>
    <style:style style:name="P74" style:family="paragraph" style:parent-style-name="Text_20_body">
      <style:paragraph-properties fo:line-height="100%"/>
      <style:text-properties style:font-name="Source Code Pro Medium" officeooo:rsid="001cb63a" officeooo:paragraph-rsid="002e8b8a"/>
    </style:style>
    <style:style style:name="P75" style:family="paragraph" style:parent-style-name="Text_20_body">
      <style:paragraph-properties fo:line-height="100%"/>
      <style:text-properties style:font-name="Source Code Pro Medium" officeooo:rsid="001cb63a" officeooo:paragraph-rsid="002f1353"/>
    </style:style>
    <style:style style:name="P76" style:family="paragraph" style:parent-style-name="Text_20_body">
      <style:paragraph-properties fo:line-height="100%"/>
      <style:text-properties style:font-name="Source Code Pro Medium" officeooo:rsid="001cb63a" officeooo:paragraph-rsid="00320753"/>
    </style:style>
    <style:style style:name="P77" style:family="paragraph" style:parent-style-name="Text_20_body">
      <style:paragraph-properties fo:line-height="100%"/>
      <style:text-properties style:font-name="Source Code Pro Medium" officeooo:rsid="001cb63a" officeooo:paragraph-rsid="00329bd8"/>
    </style:style>
    <style:style style:name="P78" style:family="paragraph" style:parent-style-name="Text_20_body">
      <style:paragraph-properties fo:line-height="100%"/>
      <style:text-properties style:font-name="Source Code Pro Medium" officeooo:rsid="001cb63a" officeooo:paragraph-rsid="0033d342"/>
    </style:style>
    <style:style style:name="P79" style:family="paragraph" style:parent-style-name="Text_20_body">
      <style:paragraph-properties fo:line-height="100%"/>
      <style:text-properties style:font-name="Source Code Pro Medium" officeooo:rsid="001cb63a" officeooo:paragraph-rsid="006be061"/>
    </style:style>
    <style:style style:name="P80" style:family="paragraph" style:parent-style-name="Text_20_body">
      <style:paragraph-properties fo:line-height="100%"/>
      <style:text-properties style:font-name="Source Code Pro Medium" officeooo:rsid="0033d342" officeooo:paragraph-rsid="0033d342"/>
    </style:style>
    <style:style style:name="P81" style:family="paragraph" style:parent-style-name="Text_20_body">
      <style:paragraph-properties fo:line-height="100%" fo:text-align="justify" style:justify-single-word="false"/>
      <style:text-properties style:font-name="Source Code Pro Medium" officeooo:rsid="0033d342" officeooo:paragraph-rsid="006be061"/>
    </style:style>
    <style:style style:name="P82" style:family="paragraph" style:parent-style-name="Text_20_body">
      <style:paragraph-properties fo:text-align="justify" style:justify-single-word="false"/>
      <style:text-properties officeooo:rsid="006be061" officeooo:paragraph-rsid="006be061"/>
    </style:style>
    <style:style style:name="P83" style:family="paragraph" style:parent-style-name="Text_20_body">
      <style:paragraph-properties fo:text-align="justify" style:justify-single-word="false"/>
      <style:text-properties officeooo:rsid="006c62c8" officeooo:paragraph-rsid="006c62c8"/>
    </style:style>
    <style:style style:name="P84" style:family="paragraph" style:parent-style-name="Text_20_body">
      <style:paragraph-properties fo:margin-left="0in" fo:margin-right="0in" fo:line-height="100%" fo:text-indent="0in" style:auto-text-indent="false"/>
      <style:text-properties style:font-name="Source Code Pro" officeooo:rsid="0038e4a5" officeooo:paragraph-rsid="004eb11f"/>
    </style:style>
    <style:style style:name="P85" style:family="paragraph" style:parent-style-name="Text_20_body">
      <style:paragraph-properties fo:margin-left="0in" fo:margin-right="0in" fo:line-height="100%" fo:text-indent="0in" style:auto-text-indent="false"/>
      <style:text-properties style:font-name="Source Code Pro" officeooo:rsid="0038e4a5" officeooo:paragraph-rsid="00505d3f"/>
    </style:style>
    <style:style style:name="P86" style:family="paragraph" style:parent-style-name="Text_20_body">
      <style:paragraph-properties fo:margin-left="0in" fo:margin-right="0in" fo:line-height="100%" fo:text-indent="0in" style:auto-text-indent="false"/>
      <style:text-properties style:font-name="Source Code Pro" officeooo:rsid="0038e4a5" officeooo:paragraph-rsid="005229cb"/>
    </style:style>
    <style:style style:name="P87" style:family="paragraph" style:parent-style-name="Text_20_body">
      <style:paragraph-properties fo:margin-left="0in" fo:margin-right="0in" fo:line-height="100%" fo:text-indent="0in" style:auto-text-indent="false"/>
      <style:text-properties style:font-name="Source Code Pro" officeooo:rsid="0038e4a5" officeooo:paragraph-rsid="00552c03"/>
    </style:style>
    <style:style style:name="P88" style:family="paragraph" style:parent-style-name="Text_20_body">
      <style:paragraph-properties fo:margin-left="0in" fo:margin-right="0in" fo:line-height="100%" fo:text-indent="0in" style:auto-text-indent="false"/>
      <style:text-properties style:font-name="Source Code Pro" officeooo:rsid="0038e4a5" officeooo:paragraph-rsid="0057ef27"/>
    </style:style>
    <style:style style:name="P89" style:family="paragraph" style:parent-style-name="Text_20_body">
      <style:paragraph-properties fo:margin-left="0in" fo:margin-right="0in" fo:line-height="100%" fo:text-indent="0in" style:auto-text-indent="false"/>
      <style:text-properties style:font-name="Source Code Pro" officeooo:rsid="0038e4a5" officeooo:paragraph-rsid="00588e4e"/>
    </style:style>
    <style:style style:name="P90" style:family="paragraph" style:parent-style-name="Text_20_body">
      <style:paragraph-properties fo:margin-left="0in" fo:margin-right="0in" fo:line-height="100%" fo:text-indent="0in" style:auto-text-indent="false"/>
      <style:text-properties style:font-name="Source Code Pro" officeooo:rsid="0038e4a5" officeooo:paragraph-rsid="005a805b"/>
    </style:style>
    <style:style style:name="P91" style:family="paragraph" style:parent-style-name="Text_20_body">
      <style:paragraph-properties fo:margin-left="0in" fo:margin-right="0in" fo:line-height="100%" fo:text-indent="0in" style:auto-text-indent="false"/>
      <style:text-properties style:font-name="Source Code Pro" officeooo:rsid="0038e4a5" officeooo:paragraph-rsid="005c469c"/>
    </style:style>
    <style:style style:name="P92" style:family="paragraph" style:parent-style-name="Text_20_body">
      <style:paragraph-properties fo:margin-left="0in" fo:margin-right="0in" fo:line-height="100%" fo:text-indent="0in" style:auto-text-indent="false"/>
      <style:text-properties style:font-name="Source Code Pro" officeooo:rsid="0038e4a5" officeooo:paragraph-rsid="005edce7"/>
    </style:style>
    <style:style style:name="P93" style:family="paragraph" style:parent-style-name="Text_20_body">
      <style:paragraph-properties fo:margin-left="0in" fo:margin-right="0in" fo:line-height="100%" fo:text-indent="0in" style:auto-text-indent="false"/>
      <style:text-properties style:font-name="Source Code Pro" officeooo:rsid="0038e4a5" officeooo:paragraph-rsid="0061fc86"/>
    </style:style>
    <style:style style:name="P94" style:family="paragraph" style:parent-style-name="Text_20_body">
      <style:paragraph-properties fo:margin-left="0in" fo:margin-right="0in" fo:line-height="100%" fo:text-indent="0in" style:auto-text-indent="false"/>
      <style:text-properties style:font-name="Source Code Pro" officeooo:rsid="0038e4a5" officeooo:paragraph-rsid="0064361d"/>
    </style:style>
    <style:style style:name="P95" style:family="paragraph" style:parent-style-name="Text_20_body">
      <style:paragraph-properties fo:margin-left="0in" fo:margin-right="0in" fo:line-height="100%" fo:text-indent="0in" style:auto-text-indent="false"/>
      <style:text-properties style:font-name="Source Code Pro" officeooo:rsid="00645cac" officeooo:paragraph-rsid="00645f2b"/>
    </style:style>
    <style:style style:name="P96" style:family="paragraph" style:parent-style-name="Text_20_body">
      <style:paragraph-properties fo:margin-left="0in" fo:margin-right="0in" fo:line-height="100%" fo:text-indent="0in" style:auto-text-indent="false"/>
      <style:text-properties style:font-name="Source Code Pro" officeooo:rsid="00645cac" officeooo:paragraph-rsid="0065e2da"/>
    </style:style>
    <style:style style:name="P97" style:family="paragraph" style:parent-style-name="Text_20_body">
      <style:paragraph-properties fo:margin-left="0in" fo:margin-right="0in" fo:line-height="100%" fo:text-indent="0in" style:auto-text-indent="false"/>
      <style:text-properties style:font-name="Source Code Pro" officeooo:rsid="00645cac" officeooo:paragraph-rsid="00681edf"/>
    </style:style>
    <style:style style:name="P98" style:family="paragraph" style:parent-style-name="Heading_20_1">
      <style:text-properties officeooo:rsid="0013f2cc" officeooo:paragraph-rsid="0013f2cc"/>
    </style:style>
    <style:style style:name="P99" style:family="paragraph" style:parent-style-name="Heading_20_1">
      <style:text-properties officeooo:rsid="006a7e28" officeooo:paragraph-rsid="006a7e28"/>
    </style:style>
    <style:style style:name="P100" style:family="paragraph" style:parent-style-name="Footer">
      <style:paragraph-properties fo:text-align="end" style:justify-single-word="false"/>
    </style:style>
    <style:style style:name="P101" style:family="paragraph" style:parent-style-name="Header">
      <style:paragraph-properties fo:text-align="end" style:justify-single-word="false"/>
      <style:text-properties officeooo:rsid="002848aa" officeooo:paragraph-rsid="002848aa"/>
    </style:style>
    <style:style style:name="T1" style:family="text">
      <style:text-properties officeooo:rsid="0015cfa5"/>
    </style:style>
    <style:style style:name="T2" style:family="text">
      <style:text-properties officeooo:rsid="001971eb"/>
    </style:style>
    <style:style style:name="T3" style:family="text">
      <style:text-properties officeooo:rsid="001a6239"/>
    </style:style>
    <style:style style:name="T4" style:family="text">
      <style:text-properties officeooo:rsid="001b89f0"/>
    </style:style>
    <style:style style:name="T5" style:family="text">
      <style:text-properties officeooo:rsid="0022076b"/>
    </style:style>
    <style:style style:name="T6" style:family="text">
      <style:text-properties officeooo:rsid="0025314f"/>
    </style:style>
    <style:style style:name="T7" style:family="text">
      <style:text-properties officeooo:rsid="0028a220"/>
    </style:style>
    <style:style style:name="T8" style:family="text">
      <style:text-properties officeooo:rsid="002a9400"/>
    </style:style>
    <style:style style:name="T9" style:family="text">
      <style:text-properties officeooo:rsid="002c9334"/>
    </style:style>
    <style:style style:name="T10" style:family="text">
      <style:text-properties officeooo:rsid="002f1353"/>
    </style:style>
    <style:style style:name="T11" style:family="text">
      <style:text-properties officeooo:rsid="002fbd3b"/>
    </style:style>
    <style:style style:name="T12" style:family="text">
      <style:text-properties officeooo:rsid="0030d98c"/>
    </style:style>
    <style:style style:name="T13" style:family="text">
      <style:text-properties officeooo:rsid="00320753"/>
    </style:style>
    <style:style style:name="T14" style:family="text">
      <style:text-properties officeooo:rsid="00329bd8"/>
    </style:style>
    <style:style style:name="T15" style:family="text">
      <style:text-properties officeooo:rsid="0033d342"/>
    </style:style>
    <style:style style:name="T16" style:family="text">
      <style:text-properties fo:font-style="italic" style:font-style-asian="italic" style:font-style-complex="italic"/>
    </style:style>
    <style:style style:name="T17" style:family="text">
      <style:text-properties officeooo:rsid="0038e4a5"/>
    </style:style>
    <style:style style:name="T18" style:family="text">
      <style:text-properties officeooo:rsid="003a1ef4"/>
    </style:style>
    <style:style style:name="T19" style:family="text">
      <style:text-properties officeooo:rsid="003b8920"/>
    </style:style>
    <style:style style:name="T20" style:family="text">
      <style:text-properties style:font-name="Source Code Pro" officeooo:rsid="0038e4a5"/>
    </style:style>
    <style:style style:name="T21" style:family="text">
      <style:text-properties style:font-name="Source Code Pro" officeooo:rsid="00698679"/>
    </style:style>
    <style:style style:name="T22" style:family="text">
      <style:text-properties style:font-name="Source Code Pro" officeooo:rsid="003a1ef4"/>
    </style:style>
    <style:style style:name="T23" style:family="text">
      <style:text-properties style:font-name="Source Code Pro" officeooo:rsid="006c62c8"/>
    </style:style>
    <style:style style:name="T24" style:family="text">
      <style:text-properties officeooo:rsid="003e7c30"/>
    </style:style>
    <style:style style:name="T25" style:family="text">
      <style:text-properties officeooo:rsid="003ea80f"/>
    </style:style>
    <style:style style:name="T26" style:family="text">
      <style:text-properties officeooo:rsid="004067db"/>
    </style:style>
    <style:style style:name="T27" style:family="text">
      <style:text-properties officeooo:rsid="0041a40c"/>
    </style:style>
    <style:style style:name="T28" style:family="text">
      <style:text-properties officeooo:rsid="0042f459"/>
    </style:style>
    <style:style style:name="T29" style:family="text">
      <style:text-properties officeooo:rsid="004576f2"/>
    </style:style>
    <style:style style:name="T30" style:family="text">
      <style:text-properties officeooo:rsid="00476169"/>
    </style:style>
    <style:style style:name="T31" style:family="text">
      <style:text-properties officeooo:rsid="0048b376"/>
    </style:style>
    <style:style style:name="T32" style:family="text">
      <style:text-properties officeooo:rsid="0049070b"/>
    </style:style>
    <style:style style:name="T33" style:family="text">
      <style:text-properties officeooo:rsid="0049eca3"/>
    </style:style>
    <style:style style:name="T34" style:family="text">
      <style:text-properties officeooo:rsid="004badea"/>
    </style:style>
    <style:style style:name="T35" style:family="text">
      <style:text-properties officeooo:rsid="004d079b"/>
    </style:style>
    <style:style style:name="T36" style:family="text">
      <style:text-properties officeooo:rsid="004e16ea"/>
    </style:style>
    <style:style style:name="T37" style:family="text">
      <style:text-properties officeooo:rsid="004eb11f"/>
    </style:style>
    <style:style style:name="T38" style:family="text">
      <style:text-properties officeooo:rsid="004ef51b"/>
    </style:style>
    <style:style style:name="T39" style:family="text">
      <style:text-properties officeooo:rsid="00505d3f"/>
    </style:style>
    <style:style style:name="T40" style:family="text">
      <style:text-properties officeooo:rsid="005229cb"/>
    </style:style>
    <style:style style:name="T41" style:family="text">
      <style:text-properties officeooo:rsid="0053f9ba"/>
    </style:style>
    <style:style style:name="T42" style:family="text">
      <style:text-properties officeooo:rsid="00556782"/>
    </style:style>
    <style:style style:name="T43" style:family="text">
      <style:text-properties officeooo:rsid="0057ef27"/>
    </style:style>
    <style:style style:name="T44" style:family="text">
      <style:text-properties officeooo:rsid="00588e4e"/>
    </style:style>
    <style:style style:name="T45" style:family="text">
      <style:text-properties officeooo:rsid="005a12bb"/>
    </style:style>
    <style:style style:name="T46" style:family="text">
      <style:text-properties officeooo:rsid="005a805b"/>
    </style:style>
    <style:style style:name="T47" style:family="text">
      <style:text-properties officeooo:rsid="005c469c"/>
    </style:style>
    <style:style style:name="T48" style:family="text">
      <style:text-properties officeooo:rsid="005d931e"/>
    </style:style>
    <style:style style:name="T49" style:family="text">
      <style:text-properties officeooo:rsid="005edce7"/>
    </style:style>
    <style:style style:name="T50" style:family="text">
      <style:text-properties officeooo:rsid="0060560a"/>
    </style:style>
    <style:style style:name="T51" style:family="text">
      <style:text-properties officeooo:rsid="00631d15"/>
    </style:style>
    <style:style style:name="T52" style:family="text">
      <style:text-properties officeooo:rsid="0063d73c"/>
    </style:style>
    <style:style style:name="T53" style:family="text">
      <style:text-properties officeooo:rsid="00645f2b"/>
    </style:style>
    <style:style style:name="T54" style:family="text">
      <style:text-properties officeooo:rsid="0065e2da"/>
    </style:style>
    <style:style style:name="T55" style:family="text">
      <style:text-properties officeooo:rsid="0066e049"/>
    </style:style>
    <style:style style:name="T56" style:family="text">
      <style:text-properties officeooo:rsid="00681edf"/>
    </style:style>
    <style:style style:name="T57" style:family="text">
      <style:text-properties officeooo:rsid="00698679"/>
    </style:style>
    <style:style style:name="T58" style:family="text">
      <style:text-properties fo:font-style="normal" style:font-style-asian="normal" style:font-style-complex="normal"/>
    </style:style>
    <style:style style:name="T59" style:family="text">
      <style:text-properties officeooo:rsid="006b1bec"/>
    </style:style>
    <style:style style:name="T60" style:family="text">
      <style:text-properties officeooo:rsid="006e7cc4"/>
    </style:style>
    <style:style style:name="T61" style:family="text">
      <style:text-properties officeooo:rsid="006f5c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1. <text:span text:style-name="T3">Computation</text:span> via Verification Condition <text:span text:style-name="T3">Generator</text:span></text:h>
      <text:p text:style-name="P67">vc[[ y = 0;</text:p>
      <text:p text:style-name="P67"><text:tab/>{x <text:span text:style-name="T4">&gt;=</text:span> 0 <text:span text:style-name="T4">&amp;</text:span> x + y = x0}</text:p>
      <text:p text:style-name="P67"><text:tab/>while (x &gt; 0) {</text:p>
      <text:p text:style-name="P67"><text:tab/> <text:s text:c="2"/>x = x - 1;</text:p>
      <text:p text:style-name="P67"><text:tab/> <text:s text:c="2"/>y = y + 1</text:p>
      <text:p text:style-name="P67">} ]](x &gt;= 0 &amp; x = x0, y = x0) <text:span text:style-name="T2">= {Composition}</text:span></text:p>
      <text:p text:style-name="P67"/>
      <text:p text:style-name="P68">vc[[ y = 0 ]](</text:p>
      <text:p text:style-name="P68"><text:tab/>vc[[ {x &gt;= 0 &amp; x + y = x0}</text:p>
      <text:p text:style-name="P68"><text:tab/><text:tab/>while (x &gt; 0) {x = x – 1; y = y + 1} </text:p>
      <text:p text:style-name="P68"><text:tab/>]](x &gt;= 0 &amp; x = x0, y = x0)</text:p>
      <text:p text:style-name="P68">) = {Annotated-While}</text:p>
      <text:p text:style-name="P68"/>
      <text:p text:style-name="P69">vc[[ y = 0 ]](</text:p>
      <text:p text:style-name="P69"><text:tab/>let (ψ’, φ’) = vc[[ </text:p>
      <text:p text:style-name="P69"><text:tab/><text:tab/>x = x – 1; y = y + 1 </text:p>
      <text:p text:style-name="P69"><text:tab/>]](<text:span text:style-name="T4">x &gt;= 0 &amp; x + y = x0, </text:span>true)</text:p>
      <text:p text:style-name="P69"><text:tab/>in</text:p>
      <text:p text:style-name="P69"><text:tab/>(<text:span text:style-name="T4">x &gt;= 0 &amp; x + y = x0, y = x0 </text:span>&amp; φ’</text:p>
      <text:p text:style-name="P69"><text:tab/>&amp; (<text:span text:style-name="T1">x &gt;= 0 &amp; x + y = x0 </text:span>&amp; <text:span text:style-name="T4">x &gt; 0 </text:span>=<text:span text:style-name="T5">=</text:span>&gt; ψ’)</text:p>
      <text:p text:style-name="P70"><text:tab/>&amp; (<text:span text:style-name="T1">x &gt;= 0 &amp; x + y = x0 </text:span>&amp; !(<text:span text:style-name="T4">x &gt; 0</text:span>)<text:span text:style-name="T4"> </text:span>=<text:span text:style-name="T5">=</text:span>&gt; <text:span text:style-name="T1">x &gt;= 0 &amp; x = x0</text:span>)<text:span text:style-name="T11">)</text:span></text:p>
      <text:p text:style-name="P69">) <text:span text:style-name="T6">= {Composition}</text:span></text:p>
      <text:p text:style-name="P69"/>
      <text:p text:style-name="P71"/>
      <text:p text:style-name="P71"/>
      <text:p text:style-name="P71"/>
      <text:p text:style-name="P71"><text:soft-page-break/>vc[[ y = 0 ]](</text:p>
      <text:p text:style-name="P72"><text:tab/>let (ψ’, φ’) = vc[[ <text:s/>x = x – 1 <text:span text:style-name="T7">]](</text:span></text:p>
      <text:p text:style-name="P72"><text:tab/><text:tab/><text:span text:style-name="T7">vc[[ </text:span>y = y + 1 <text:span text:style-name="T7">]]</text:span>(<text:span text:style-name="T4">x &gt;= 0 &amp; x + y = x0, </text:span>true)</text:p>
      <text:p text:style-name="P72"><text:span text:style-name="T7"><text:tab/>)</text:span></text:p>
      <text:p text:style-name="P71"><text:tab/>in</text:p>
      <text:p text:style-name="P71"><text:tab/>(<text:span text:style-name="T4">x &gt;= 0 &amp; x + y = x0, y = x0 </text:span>&amp; φ’</text:p>
      <text:p text:style-name="P71"><text:tab/>&amp; (<text:span text:style-name="T1">x &gt;= 0 &amp; x + y = x0 </text:span>&amp; <text:span text:style-name="T4">x &gt; 0 </text:span>=<text:span text:style-name="T5">=</text:span>&gt; ψ’)</text:p>
      <text:p text:style-name="P71"><text:tab/>&amp; (<text:span text:style-name="T1">x &gt;= 0 &amp; x + y = x0 </text:span>&amp; !(<text:span text:style-name="T4">x &gt; 0</text:span>)<text:span text:style-name="T4"> </text:span>=<text:span text:style-name="T5">=</text:span>&gt; <text:span text:style-name="T1">x &gt;= 0 &amp; x = x0</text:span>)<text:span text:style-name="T11">)</text:span></text:p>
      <text:p text:style-name="P71">) <text:span text:style-name="T8">= {Assignment}</text:span></text:p>
      <text:p text:style-name="P71"/>
      <text:p text:style-name="P73">vc[[ y = 0 ]](</text:p>
      <text:p text:style-name="P74"><text:tab/>let (ψ’, φ’) = vc[[ <text:s/>x = x – 1 <text:span text:style-name="T7">]](</text:span></text:p>
      <text:p text:style-name="P74"><text:span text:style-name="T7"><text:tab/><text:tab/>x &gt;= 0 &amp; x + (y + 1) = x0, </text:span>true</text:p>
      <text:p text:style-name="P73"><text:span text:style-name="T7"><text:tab/>)</text:span></text:p>
      <text:p text:style-name="P73"><text:tab/>in</text:p>
      <text:p text:style-name="P73"><text:tab/>(<text:span text:style-name="T4">x &gt;= 0 &amp; x + y = x0, y = x0 </text:span>&amp; φ’</text:p>
      <text:p text:style-name="P73"><text:tab/>&amp; (<text:span text:style-name="T1">x &gt;= 0 &amp; x + y = x0 </text:span>&amp; <text:span text:style-name="T4">x &gt; 0 </text:span>=<text:span text:style-name="T5">=</text:span>&gt; ψ’)</text:p>
      <text:p text:style-name="P73"><text:tab/>&amp; (<text:span text:style-name="T1">x &gt;= 0 &amp; x + y = x0 </text:span>&amp; !(<text:span text:style-name="T4">x &gt; 0</text:span>)<text:span text:style-name="T4"> </text:span>=<text:span text:style-name="T5">=</text:span>&gt; <text:span text:style-name="T1">x &gt;= 0 &amp; x = x0</text:span>)<text:span text:style-name="T11">)</text:span></text:p>
      <text:p text:style-name="P73">) <text:span text:style-name="T9">= {Assignment}</text:span></text:p>
      <text:p text:style-name="P73"/>
      <text:p text:style-name="P74">vc[[ y = 0 ]](</text:p>
      <text:p text:style-name="P74"><text:tab/>let (ψ’, φ’) = <text:span text:style-name="T7">((x - 1) &gt;= 0 &amp; (x - 1) + (y + 1) = x0, </text:span>true<text:span text:style-name="T7">)</text:span></text:p>
      <text:p text:style-name="P74"><text:tab/>in</text:p>
      <text:p text:style-name="P74"><text:tab/>(<text:span text:style-name="T4">x &gt;= 0 &amp; x + y = x0, y = x0 </text:span>&amp; φ’</text:p>
      <text:p text:style-name="P74"><text:tab/>&amp; (<text:span text:style-name="T1">x &gt;= 0 &amp; x + y = x0 </text:span>&amp; <text:span text:style-name="T4">x &gt; 0 </text:span>=<text:span text:style-name="T5">=</text:span>&gt; ψ’)</text:p>
      <text:p text:style-name="P74"><text:tab/>&amp; (<text:span text:style-name="T1">x &gt;= 0 &amp; x + y = x0 </text:span>&amp; !(<text:span text:style-name="T4">x &gt; 0</text:span>)<text:span text:style-name="T4"> </text:span>=<text:span text:style-name="T5">=</text:span>&gt; <text:span text:style-name="T1">x &gt;= 0 &amp; x = x0</text:span>)<text:span text:style-name="T11">)</text:span></text:p>
      <text:p text:style-name="P74">) <text:span text:style-name="T10">= {Let-In-Substitution}</text:span></text:p>
      <text:p text:style-name="P75"><text:soft-page-break/>vc[[ y = 0 ]](</text:p>
      <text:p text:style-name="P75"><text:tab/><text:span text:style-name="T4">x &gt;= 0 &amp; x + y = x0, y = x0 </text:span>&amp; true</text:p>
      <text:p text:style-name="P75"><text:tab/>&amp; (<text:span text:style-name="T1">x &gt;= 0 &amp; x + y = x0 </text:span>&amp; <text:span text:style-name="T4">x &gt; 0 </text:span></text:p>
      <text:p text:style-name="P75"><text:tab/><text:tab/>=<text:span text:style-name="T5">=</text:span>&gt; <text:span text:style-name="T7">(x - 1) &gt;= 0 &amp; (x - 1) + (y + 1) = x0</text:span>)</text:p>
      <text:p text:style-name="P75"><text:tab/>&amp; (<text:span text:style-name="T1">x &gt;= 0 &amp; x + y = x0 </text:span>&amp; !(<text:span text:style-name="T4">x &gt; 0</text:span>)<text:span text:style-name="T4"> </text:span>=<text:span text:style-name="T5">=</text:span>&gt; <text:span text:style-name="T1">x &gt;= 0 &amp; x = x0</text:span>)</text:p>
      <text:p text:style-name="P75">) <text:span text:style-name="T12">= {Assignment}</text:span></text:p>
      <text:p text:style-name="P75"/>
      <text:p text:style-name="P1">(</text:p>
      <text:p text:style-name="P76"><text:tab/><text:span text:style-name="T4">x &gt;= 0 &amp; x + 0 = x0, y = x0 </text:span>&amp; true</text:p>
      <text:p text:style-name="P76"><text:tab/>&amp; (<text:span text:style-name="T1">x &gt;= 0 &amp; x + y = x0 </text:span>&amp; <text:span text:style-name="T4">x &gt; 0 </text:span></text:p>
      <text:p text:style-name="P76"><text:tab/><text:tab/>=<text:span text:style-name="T5">=</text:span>&gt; <text:span text:style-name="T7">(x - 1) &gt;= 0 &amp; (x - 1) + (y + 1) = x0</text:span>)</text:p>
      <text:p text:style-name="P76"><text:tab/>&amp; (<text:span text:style-name="T1">x &gt;= 0 &amp; x + y = x0 </text:span>&amp; !(<text:span text:style-name="T4">x &gt; 0</text:span>)<text:span text:style-name="T4"> </text:span>=<text:span text:style-name="T5">=</text:span>&gt; <text:span text:style-name="T1">x &gt;= 0 &amp; x = x0</text:span>)</text:p>
      <text:p text:style-name="P76">) <text:span text:style-name="T13">= {Removing Redundancies}</text:span></text:p>
      <text:p text:style-name="P76"/>
      <text:p text:style-name="P1">(</text:p>
      <text:p text:style-name="P76"><text:tab/><text:span text:style-name="T4">x &gt;= 0 &amp; x = x0, </text:span></text:p>
      <text:p text:style-name="P76"><text:span text:style-name="T4"><text:tab/>y = x0</text:span></text:p>
      <text:p text:style-name="P76"><text:tab/>&amp; (<text:span text:style-name="T1">x &gt;= 0 &amp; x + y = x0 </text:span>&amp; <text:span text:style-name="T4">x &gt; 0 </text:span></text:p>
      <text:p text:style-name="P76"><text:tab/><text:tab/>=<text:span text:style-name="T5">=</text:span>&gt; <text:span text:style-name="T7">(x - 1) &gt;= 0 &amp; x + y = x0</text:span>)</text:p>
      <text:p text:style-name="P76"><text:tab/>&amp; (<text:span text:style-name="T1">x &gt;= 0 &amp; x + y = x0 </text:span>&amp; !(<text:span text:style-name="T4">x &gt; 0</text:span>)<text:span text:style-name="T4"> </text:span>=<text:span text:style-name="T5">=</text:span>&gt; <text:span text:style-name="T1">x &gt;= 0 &amp; x = x0</text:span>)</text:p>
      <text:p text:style-name="P76">) <text:span text:style-name="T14">= {Simplification of Implication Assumptions}</text:span></text:p>
      <text:p text:style-name="P76"/>
      <text:p text:style-name="P2">(</text:p>
      <text:p text:style-name="P77"><text:tab/><text:span text:style-name="T4">x &gt;= 0 &amp; x = x0, </text:span></text:p>
      <text:p text:style-name="P77"><text:span text:style-name="T4"><text:tab/>y = x0</text:span></text:p>
      <text:p text:style-name="P77"><text:tab/>&amp; (<text:span text:style-name="T1">x + y = x0 </text:span>&amp; <text:span text:style-name="T4">x &gt; 0 </text:span>=<text:span text:style-name="T5">=</text:span>&gt; <text:span text:style-name="T7">(x - 1) &gt;= 0 &amp; x + y = x0</text:span>)</text:p>
      <text:p text:style-name="P77"><text:tab/>&amp; (<text:span text:style-name="T1">x = 0 &amp; x + y = x0 </text:span>=<text:span text:style-name="T5">=</text:span>&gt; <text:span text:style-name="T1">x &gt;= 0 &amp; x = x0</text:span>)</text:p>
      <text:p text:style-name="P77">) <text:span text:style-name="T15">= {Implications Evaluate to True}</text:span></text:p>
      <text:p text:style-name="P3"><text:soft-page-break/>(</text:p>
      <text:p text:style-name="P78"><text:tab/><text:span text:style-name="T4">x &gt;= 0 &amp; x = x0, </text:span></text:p>
      <text:p text:style-name="P78"><text:span text:style-name="T4"><text:tab/>y = x0</text:span></text:p>
      <text:p text:style-name="P80">) = vc[[ <text:span text:style-name="T16">Program</text:span> ]](x &gt;= 0 &amp; x = x0, y = x0)</text:p>
      <text:h text:style-name="P98" text:outline-level="1">2. <text:span text:style-name="T3">Computation</text:span> via Weakest Precondition</text:h>
      <text:p text:style-name="P5"><text:tab/>Translated program in the Intermediate Language:</text:p>
      <text:p text:style-name="P6">y = 0;</text:p>
      <text:p text:style-name="P6">assert x &gt;= 0 &amp; x + y = x0;</text:p>
      <text:p text:style-name="P6">havoc [x, y];</text:p>
      <text:p text:style-name="P6">assume x &gt;= 0 &amp; x + y = x0;</text:p>
      <text:p text:style-name="P6">(</text:p>
      <text:p text:style-name="P6"><text:tab/>assume x &gt; 0;</text:p>
      <text:p text:style-name="P6"><text:tab/>x = x – 1;</text:p>
      <text:p text:style-name="P6"><text:tab/>y = y + 1;</text:p>
      <text:p text:style-name="P6"><text:tab/>assert x &gt;= 0 &amp; x + y = x0;</text:p>
      <text:p text:style-name="P6"><text:tab/>assume false</text:p>
      <text:p text:style-name="P6"><text:tab/>[]</text:p>
      <text:p text:style-name="P6"><text:tab/>assume x &lt;= 0</text:p>
      <text:p text:style-name="P6">)</text:p>
      <text:p text:style-name="P7"><text:tab/><text:span text:style-name="T17">Computation of verification conditions, adding pre- and post- conditions:</text:span></text:p>
      <text:p text:style-name="P36">wp(</text:p>
      <text:p text:style-name="P36"><text:tab/>assume x &gt;= <text:span text:style-name="T18">0 &amp; x = x0;</text:span></text:p>
      <text:p text:style-name="P8"><text:tab/>y = 0;</text:p>
      <text:p text:style-name="P8"><text:tab/>assert x &gt;= 0 &amp; x + y = x0;</text:p>
      <text:p text:style-name="P8"><text:tab/>havoc [x, y];</text:p>
      <text:p text:style-name="P8"><text:tab/>assume x &gt;= 0 &amp; x + y = x0;</text:p>
      <text:p text:style-name="P8"><text:soft-page-break/><text:tab/>(</text:p>
      <text:p text:style-name="P8"><text:tab/><text:tab/>assume x &gt; 0;</text:p>
      <text:p text:style-name="P8"><text:tab/><text:tab/>x = x – 1;</text:p>
      <text:p text:style-name="P8"><text:tab/><text:tab/>y = y + 1;</text:p>
      <text:p text:style-name="P8"><text:tab/><text:tab/>assert x &gt;= 0 &amp; x + y = x0;</text:p>
      <text:p text:style-name="P8"><text:tab/><text:tab/>assume false</text:p>
      <text:p text:style-name="P8"><text:tab/><text:tab/>[]</text:p>
      <text:p text:style-name="P8"><text:tab/><text:tab/>assume x &lt;= 0</text:p>
      <text:p text:style-name="P8"><text:tab/>);</text:p>
      <text:p text:style-name="P8"><text:tab/><text:span text:style-name="T18">assert y = x0</text:span></text:p>
      <text:p text:style-name="P8"><text:span text:style-name="T18"><text:tab/>,</text:span></text:p>
      <text:p text:style-name="P8"><text:tab/><text:span text:style-name="T18">true</text:span></text:p>
      <text:p text:style-name="P36">) <text:span text:style-name="T19">= {Composition}</text:span></text:p>
      <text:p text:style-name="P36"/>
      <text:p text:style-name="P37">wp(</text:p>
      <text:p text:style-name="P37"><text:tab/>assume x &gt;= <text:span text:style-name="T18">0 &amp; x = x0;</text:span></text:p>
      <text:p text:style-name="P9"><text:tab/>y = 0;</text:p>
      <text:p text:style-name="P9"><text:tab/>assert x &gt;= 0 &amp; x + y = x0;</text:p>
      <text:p text:style-name="P9"><text:tab/>havoc [x, y];</text:p>
      <text:p text:style-name="P9"><text:tab/>assume x &gt;= 0 &amp; x + y = x0;</text:p>
      <text:p text:style-name="P9"><text:tab/>(</text:p>
      <text:p text:style-name="P9"><text:tab/><text:tab/>assume x &gt; 0;</text:p>
      <text:p text:style-name="P9"><text:tab/><text:tab/>x = x – 1;</text:p>
      <text:p text:style-name="P9"><text:tab/><text:tab/>y = y + 1;</text:p>
      <text:p text:style-name="P9"><text:tab/><text:tab/>assert x &gt;= 0 &amp; x + y = x0;</text:p>
      <text:p text:style-name="P9"><text:tab/><text:tab/>assume false</text:p>
      <text:p text:style-name="P9"><text:tab/><text:tab/>[]</text:p>
      <text:p text:style-name="P9"><text:soft-page-break/><text:tab/><text:tab/>assume x &lt;= 0</text:p>
      <text:p text:style-name="P9"><text:tab/>)</text:p>
      <text:p text:style-name="P9"><text:span text:style-name="T18"><text:tab/>,</text:span></text:p>
      <text:p text:style-name="P9"><text:tab/><text:span text:style-name="T19">wp(assert y = x0, true)</text:span></text:p>
      <text:p text:style-name="P37">) <text:span text:style-name="T19">= {Assert}</text:span></text:p>
      <text:p text:style-name="P37"/>
      <text:p text:style-name="P38">wp(</text:p>
      <text:p text:style-name="P38"><text:tab/>assume x &gt;= <text:span text:style-name="T18">0 &amp; x = x0;</text:span></text:p>
      <text:p text:style-name="P10"><text:tab/>y = 0;</text:p>
      <text:p text:style-name="P10"><text:tab/>assert x &gt;= 0 &amp; x + y = x0;</text:p>
      <text:p text:style-name="P10"><text:tab/>havoc [x, y];</text:p>
      <text:p text:style-name="P10"><text:tab/>assume x &gt;= 0 &amp; x + y = x0;</text:p>
      <text:p text:style-name="P10"><text:tab/>(</text:p>
      <text:p text:style-name="P10"><text:tab/><text:tab/>assume x &gt; 0;</text:p>
      <text:p text:style-name="P10"><text:tab/><text:tab/>x = x – 1;</text:p>
      <text:p text:style-name="P10"><text:tab/><text:tab/>y = y + 1;</text:p>
      <text:p text:style-name="P10"><text:tab/><text:tab/>assert x &gt;= 0 &amp; x + y = x0;</text:p>
      <text:p text:style-name="P10"><text:tab/><text:tab/>assume false</text:p>
      <text:p text:style-name="P10"><text:tab/><text:tab/>[]</text:p>
      <text:p text:style-name="P10"><text:tab/><text:tab/>assume x &lt;= 0</text:p>
      <text:p text:style-name="P10"><text:tab/>)</text:p>
      <text:p text:style-name="P10"><text:span text:style-name="T18"><text:tab/>,</text:span></text:p>
      <text:p text:style-name="P10"><text:tab/><text:span text:style-name="T19">y = x0 &amp; true</text:span></text:p>
      <text:p text:style-name="P38">) <text:span text:style-name="T19">= {Composition}</text:span></text:p>
      <text:p text:style-name="P38"/>
      <text:p text:style-name="P39">wp(</text:p>
      <text:p text:style-name="P39"><text:tab/>assume x &gt;= <text:span text:style-name="T18">0 &amp; x = x0;</text:span></text:p>
      <text:p text:style-name="P11"><text:soft-page-break/><text:tab/>y = 0;</text:p>
      <text:p text:style-name="P11"><text:tab/>assert x &gt;= 0 &amp; x + y = x0;</text:p>
      <text:p text:style-name="P11"><text:tab/>havoc [x, y];</text:p>
      <text:p text:style-name="P11"><text:tab/>assume x &gt;= 0 &amp; x + y = x0;</text:p>
      <text:p text:style-name="P11"><text:span text:style-name="T18"><text:tab/>,</text:span></text:p>
      <text:p text:style-name="P11"><text:tab/><text:span text:style-name="T24">wp(</text:span></text:p>
      <text:p text:style-name="P11"><text:tab/><text:tab/>(</text:p>
      <text:p text:style-name="P11"><text:tab/><text:tab/><text:tab/>assume x &gt; 0;</text:p>
      <text:p text:style-name="P11"><text:tab/><text:tab/><text:tab/>x = x – 1;</text:p>
      <text:p text:style-name="P11"><text:tab/><text:tab/><text:tab/>y = y + 1;</text:p>
      <text:p text:style-name="P11"><text:tab/><text:tab/><text:tab/>assert x &gt;= 0 &amp; x + y = x0;</text:p>
      <text:p text:style-name="P11"><text:tab/><text:tab/><text:tab/>assume false</text:p>
      <text:p text:style-name="P11"><text:tab/><text:tab/><text:tab/>[]</text:p>
      <text:p text:style-name="P11"><text:tab/><text:tab/><text:tab/>assume x &lt;= 0</text:p>
      <text:p text:style-name="P11"><text:tab/><text:tab/>)</text:p>
      <text:p text:style-name="P11"><text:tab/><text:tab/>,</text:p>
      <text:p text:style-name="P11"><text:tab/><text:tab/><text:span text:style-name="T19">y = x0 &amp; true</text:span></text:p>
      <text:p text:style-name="P11"><text:span text:style-name="T19"><text:tab/>)</text:span></text:p>
      <text:p text:style-name="P39">) <text:span text:style-name="T25">= {Choice}</text:span></text:p>
      <text:p text:style-name="P39"/>
      <text:p text:style-name="P40">wp(</text:p>
      <text:p text:style-name="P40"><text:tab/>assume x &gt;= <text:span text:style-name="T18">0 &amp; x = x0;</text:span></text:p>
      <text:p text:style-name="P12"><text:tab/>y = 0;</text:p>
      <text:p text:style-name="P12"><text:tab/>assert x &gt;= 0 &amp; x + y = x0;</text:p>
      <text:p text:style-name="P12"><text:tab/>havoc [x, y];</text:p>
      <text:p text:style-name="P12"><text:tab/>assume x &gt;= 0 &amp; x + y = x0;</text:p>
      <text:p text:style-name="P12"><text:span text:style-name="T18"><text:tab/>,</text:span></text:p>
      <text:p text:style-name="P12"><text:soft-page-break/><text:tab/><text:span text:style-name="T24">wp(</text:span></text:p>
      <text:p text:style-name="P12"><text:tab/><text:tab/>assume x &gt; 0;</text:p>
      <text:p text:style-name="P12"><text:tab/><text:tab/>x = x – 1;</text:p>
      <text:p text:style-name="P12"><text:tab/><text:tab/>y = y + 1;</text:p>
      <text:p text:style-name="P12"><text:tab/><text:tab/>assert x &gt;= 0 &amp; x + y = x0;</text:p>
      <text:p text:style-name="P12"><text:tab/><text:tab/>assume false</text:p>
      <text:p text:style-name="P12"><text:tab/><text:tab/>,</text:p>
      <text:p text:style-name="P12"><text:tab/><text:tab/><text:span text:style-name="T19">y = x0 &amp; true</text:span></text:p>
      <text:p text:style-name="P12"><text:span text:style-name="T19"><text:tab/>)</text:span></text:p>
      <text:p text:style-name="P12"><text:tab/><text:span text:style-name="T25">&amp;</text:span></text:p>
      <text:p text:style-name="P12"><text:tab/><text:span text:style-name="T24">wp(</text:span>assume x &lt;= 0, <text:span text:style-name="T19">y = x0 &amp; true)</text:span></text:p>
      <text:p text:style-name="P40">) <text:span text:style-name="T26">= {Assume}</text:span></text:p>
      <text:p text:style-name="P40"/>
      <text:p text:style-name="P41">wp(</text:p>
      <text:p text:style-name="P41"><text:tab/>assume x &gt;= <text:span text:style-name="T18">0 &amp; x = x0;</text:span></text:p>
      <text:p text:style-name="P13"><text:tab/>y = 0;</text:p>
      <text:p text:style-name="P13"><text:tab/>assert x &gt;= 0 &amp; x + y = x0;</text:p>
      <text:p text:style-name="P13"><text:tab/>havoc [x, y];</text:p>
      <text:p text:style-name="P13"><text:tab/>assume x &gt;= 0 &amp; x + y = x0;</text:p>
      <text:p text:style-name="P13"><text:span text:style-name="T18"><text:tab/>,</text:span></text:p>
      <text:p text:style-name="P13"><text:tab/><text:span text:style-name="T24">wp(</text:span></text:p>
      <text:p text:style-name="P13"><text:tab/><text:tab/>assume x &gt; 0;</text:p>
      <text:p text:style-name="P13"><text:tab/><text:tab/>x = x – 1;</text:p>
      <text:p text:style-name="P13"><text:tab/><text:tab/>y = y + 1;</text:p>
      <text:p text:style-name="P13"><text:tab/><text:tab/>assert x &gt;= 0 &amp; x + y = x0;</text:p>
      <text:p text:style-name="P13"><text:tab/><text:tab/>assume false</text:p>
      <text:p text:style-name="P13"><text:tab/><text:tab/>,</text:p>
      <text:p text:style-name="P13"><text:soft-page-break/><text:tab/><text:tab/><text:span text:style-name="T19">y = x0 &amp; true</text:span></text:p>
      <text:p text:style-name="P13"><text:span text:style-name="T19"><text:tab/>)</text:span></text:p>
      <text:p text:style-name="P13"><text:tab/><text:span text:style-name="T25">&amp;</text:span></text:p>
      <text:p text:style-name="P13"><text:tab/><text:span text:style-name="T24">(</text:span>x &lt;= 0 <text:span text:style-name="T26">==&gt;</text:span> <text:span text:style-name="T19">y = x0 &amp; true)</text:span></text:p>
      <text:p text:style-name="P41">) <text:span text:style-name="T27">= {Composition}</text:span></text:p>
      <text:p text:style-name="P41"/>
      <text:p text:style-name="P42">wp(</text:p>
      <text:p text:style-name="P42"><text:tab/>assume x &gt;= <text:span text:style-name="T18">0 &amp; x = x0;</text:span></text:p>
      <text:p text:style-name="P14"><text:tab/>y = 0;</text:p>
      <text:p text:style-name="P14"><text:tab/>assert x &gt;= 0 &amp; x + y = x0;</text:p>
      <text:p text:style-name="P14"><text:tab/>havoc [x, y];</text:p>
      <text:p text:style-name="P14"><text:tab/>assume x &gt;= 0 &amp; x + y = x0;</text:p>
      <text:p text:style-name="P14"><text:span text:style-name="T18"><text:tab/>,</text:span></text:p>
      <text:p text:style-name="P14"><text:tab/><text:span text:style-name="T24">wp(</text:span></text:p>
      <text:p text:style-name="P14"><text:tab/><text:tab/>assume x &gt; 0;</text:p>
      <text:p text:style-name="P14"><text:tab/><text:tab/>x = x – 1;</text:p>
      <text:p text:style-name="P14"><text:tab/><text:tab/>y = y + 1;</text:p>
      <text:p text:style-name="P14"><text:tab/><text:tab/>assert x &gt;= 0 &amp; x + y = x0;</text:p>
      <text:p text:style-name="P14"><text:tab/><text:tab/><text:span text:style-name="T28">wp(</text:span>assume false, <text:span text:style-name="T19">y = x0 &amp; true)</text:span><text:tab/><text:tab/></text:p>
      <text:p text:style-name="P14"><text:span text:style-name="T19"><text:tab/>)</text:span></text:p>
      <text:p text:style-name="P14"><text:tab/><text:span text:style-name="T25">&amp;</text:span></text:p>
      <text:p text:style-name="P14"><text:tab/><text:span text:style-name="T24">(</text:span>x &lt;= 0 <text:span text:style-name="T26">==&gt;</text:span> <text:span text:style-name="T19">y = x0 &amp; true)</text:span></text:p>
      <text:p text:style-name="P42">) <text:span text:style-name="T29">= {Assume}</text:span></text:p>
      <text:p text:style-name="P42"/>
      <text:p text:style-name="P43">wp(</text:p>
      <text:p text:style-name="P43"><text:tab/>assume x &gt;= <text:span text:style-name="T18">0 &amp; x = x0;</text:span></text:p>
      <text:p text:style-name="P15"><text:tab/>y = 0;</text:p>
      <text:p text:style-name="P15"><text:soft-page-break/><text:tab/>assert x &gt;= 0 &amp; x + y = x0;</text:p>
      <text:p text:style-name="P15"><text:tab/>havoc [x, y];</text:p>
      <text:p text:style-name="P15"><text:tab/>assume x &gt;= 0 &amp; x + y = x0;</text:p>
      <text:p text:style-name="P15"><text:span text:style-name="T18"><text:tab/>,</text:span></text:p>
      <text:p text:style-name="P15"><text:tab/><text:span text:style-name="T24">wp(</text:span></text:p>
      <text:p text:style-name="P15"><text:tab/><text:tab/>assume x &gt; 0;</text:p>
      <text:p text:style-name="P15"><text:tab/><text:tab/>x = x – 1;</text:p>
      <text:p text:style-name="P15"><text:tab/><text:tab/>y = y + 1;</text:p>
      <text:p text:style-name="P15"><text:tab/><text:tab/>assert x &gt;= 0 &amp; x + y = x0,</text:p>
      <text:p text:style-name="P15"><text:tab/><text:tab/>false <text:span text:style-name="T30">==&gt;</text:span> <text:span text:style-name="T19">y = x0 &amp; true</text:span><text:tab/></text:p>
      <text:p text:style-name="P15"><text:span text:style-name="T19"><text:tab/>)</text:span></text:p>
      <text:p text:style-name="P15"><text:tab/><text:span text:style-name="T25">&amp;</text:span></text:p>
      <text:p text:style-name="P15"><text:tab/><text:span text:style-name="T24">(</text:span>x &lt;= 0 <text:span text:style-name="T26">==&gt;</text:span> <text:span text:style-name="T19">y = x0 &amp; true)</text:span></text:p>
      <text:p text:style-name="P43">) <text:span text:style-name="T31">= {Composition}</text:span></text:p>
      <text:p text:style-name="P43"/>
      <text:p text:style-name="P44">wp(</text:p>
      <text:p text:style-name="P44"><text:tab/>assume x &gt;= <text:span text:style-name="T18">0 &amp; x = x0;</text:span></text:p>
      <text:p text:style-name="P16"><text:tab/>y = 0;</text:p>
      <text:p text:style-name="P16"><text:tab/>assert x &gt;= 0 &amp; x + y = x0;</text:p>
      <text:p text:style-name="P16"><text:tab/>havoc [x, y];</text:p>
      <text:p text:style-name="P16"><text:tab/>assume x &gt;= 0 &amp; x + y = x0;</text:p>
      <text:p text:style-name="P16"><text:span text:style-name="T18"><text:tab/>,</text:span></text:p>
      <text:p text:style-name="P16"><text:tab/><text:span text:style-name="T24">wp(</text:span></text:p>
      <text:p text:style-name="P16"><text:tab/><text:tab/>assume x &gt; 0;</text:p>
      <text:p text:style-name="P16"><text:tab/><text:tab/>x = x – 1;</text:p>
      <text:p text:style-name="P16"><text:tab/><text:tab/>y = y + 1,</text:p>
      <text:p text:style-name="P16"><text:tab/><text:tab/><text:span text:style-name="T31">wp(</text:span>assert x &gt;= 0 &amp; x + y = x0, false <text:span text:style-name="T30">==&gt;</text:span> <text:span text:style-name="T19">y = x0 &amp; true)</text:span></text:p>
      <text:p text:style-name="P16"><text:soft-page-break/><text:span text:style-name="T19"><text:tab/>)</text:span></text:p>
      <text:p text:style-name="P16"><text:tab/><text:span text:style-name="T25">&amp;</text:span></text:p>
      <text:p text:style-name="P16"><text:tab/><text:span text:style-name="T24">(</text:span>x &lt;= 0 <text:span text:style-name="T26">==&gt;</text:span> <text:span text:style-name="T19">y = x0 &amp; true)</text:span></text:p>
      <text:p text:style-name="P44">) <text:span text:style-name="T32">= {Assert}</text:span></text:p>
      <text:p text:style-name="P44"/>
      <text:p text:style-name="P45">wp(</text:p>
      <text:p text:style-name="P45"><text:tab/>assume x &gt;= <text:span text:style-name="T18">0 &amp; x = x0;</text:span></text:p>
      <text:p text:style-name="P17"><text:tab/>y = 0;</text:p>
      <text:p text:style-name="P17"><text:tab/>assert x &gt;= 0 &amp; x + y = x0;</text:p>
      <text:p text:style-name="P17"><text:tab/>havoc [x, y];</text:p>
      <text:p text:style-name="P17"><text:tab/>assume x &gt;= 0 &amp; x + y = x0;</text:p>
      <text:p text:style-name="P17"><text:span text:style-name="T18"><text:tab/>,</text:span></text:p>
      <text:p text:style-name="P17"><text:tab/><text:span text:style-name="T24">wp(</text:span></text:p>
      <text:p text:style-name="P17"><text:tab/><text:tab/>assume x &gt; 0;</text:p>
      <text:p text:style-name="P17"><text:tab/><text:tab/>x = x – 1;</text:p>
      <text:p text:style-name="P17"><text:tab/><text:tab/>y = y + 1,</text:p>
      <text:p text:style-name="P17"><text:tab/><text:tab/>x &gt;= 0 &amp; x + y = x0 <text:span text:style-name="T33">&amp;</text:span> false <text:span text:style-name="T30">==&gt;</text:span> <text:span text:style-name="T19">y = x0 &amp; true</text:span></text:p>
      <text:p text:style-name="P17"><text:span text:style-name="T19"><text:tab/>)</text:span></text:p>
      <text:p text:style-name="P17"><text:tab/><text:span text:style-name="T25">&amp;</text:span></text:p>
      <text:p text:style-name="P17"><text:tab/><text:span text:style-name="T24">(</text:span>x &lt;= 0 <text:span text:style-name="T26">==&gt;</text:span> <text:span text:style-name="T19">y = x0 &amp; true)</text:span></text:p>
      <text:p text:style-name="P45">) <text:span text:style-name="T34">= {Composition}</text:span></text:p>
      <text:p text:style-name="P45"/>
      <text:p text:style-name="P46">wp(</text:p>
      <text:p text:style-name="P46"><text:tab/>assume x &gt;= <text:span text:style-name="T18">0 &amp; x = x0;</text:span></text:p>
      <text:p text:style-name="P18"><text:tab/>y = 0;</text:p>
      <text:p text:style-name="P18"><text:tab/>assert x &gt;= 0 &amp; x + y = x0;</text:p>
      <text:p text:style-name="P18"><text:tab/>havoc [x, y];</text:p>
      <text:p text:style-name="P18"><text:soft-page-break/><text:tab/>assume x &gt;= 0 &amp; x + y = x0;</text:p>
      <text:p text:style-name="P18"><text:span text:style-name="T18"><text:tab/>,</text:span></text:p>
      <text:p text:style-name="P18"><text:tab/><text:span text:style-name="T24">wp(</text:span></text:p>
      <text:p text:style-name="P18"><text:tab/><text:tab/>assume x &gt; 0;</text:p>
      <text:p text:style-name="P18"><text:tab/><text:tab/>x = x – 1,</text:p>
      <text:p text:style-name="P18"><text:tab/><text:tab/><text:span text:style-name="T34">wp(</text:span>y = y + 1,</text:p>
      <text:p text:style-name="P18"><text:tab/><text:tab/> <text:s text:c="2"/>x &gt;= 0 &amp; x + y = x0 <text:span text:style-name="T33">&amp;</text:span> false <text:span text:style-name="T30">==&gt;</text:span> <text:span text:style-name="T19">y = x0 &amp; true)</text:span></text:p>
      <text:p text:style-name="P18"><text:span text:style-name="T19"><text:tab/>)</text:span></text:p>
      <text:p text:style-name="P18"><text:tab/><text:span text:style-name="T25">&amp;</text:span></text:p>
      <text:p text:style-name="P18"><text:tab/><text:span text:style-name="T24">(</text:span>x &lt;= 0 <text:span text:style-name="T26">==&gt;</text:span> <text:span text:style-name="T19">y = x0 &amp; true)</text:span></text:p>
      <text:p text:style-name="P46">) <text:span text:style-name="T35">= {Assignment}</text:span></text:p>
      <text:p text:style-name="P46"/>
      <text:p text:style-name="P47">wp(</text:p>
      <text:p text:style-name="P47"><text:tab/>assume x &gt;= <text:span text:style-name="T18">0 &amp; x = x0;</text:span></text:p>
      <text:p text:style-name="P19"><text:tab/>y = 0;</text:p>
      <text:p text:style-name="P19"><text:tab/>assert x &gt;= 0 &amp; x + y = x0;</text:p>
      <text:p text:style-name="P19"><text:tab/>havoc [x, y];</text:p>
      <text:p text:style-name="P19"><text:tab/>assume x &gt;= 0 &amp; x + y = x0;</text:p>
      <text:p text:style-name="P19"><text:span text:style-name="T18"><text:tab/>,</text:span></text:p>
      <text:p text:style-name="P19"><text:tab/><text:span text:style-name="T24">wp(</text:span></text:p>
      <text:p text:style-name="P19"><text:tab/><text:tab/>assume x &gt; 0;</text:p>
      <text:p text:style-name="P19"><text:tab/><text:tab/>x = x – 1,</text:p>
      <text:p text:style-name="P19"><text:tab/><text:tab/>x &gt;= 0 &amp; x + <text:span text:style-name="T35">(</text:span>y <text:span text:style-name="T35">+ 1)</text:span> = x0 <text:span text:style-name="T33">&amp;</text:span> false <text:span text:style-name="T30">==&gt;</text:span> <text:span text:style-name="T35">(y + 1) = x0 &amp; true</text:span></text:p>
      <text:p text:style-name="P19"><text:span text:style-name="T19"><text:tab/>)</text:span></text:p>
      <text:p text:style-name="P19"><text:tab/><text:span text:style-name="T25">&amp;</text:span></text:p>
      <text:p text:style-name="P19"><text:tab/><text:span text:style-name="T24">(</text:span>x &lt;= 0 <text:span text:style-name="T26">==&gt;</text:span> <text:span text:style-name="T19">y = x0 &amp; true)</text:span></text:p>
      <text:p text:style-name="P47">) <text:span text:style-name="T36">= {Composition}</text:span></text:p>
      <text:p text:style-name="P48"><text:soft-page-break/>wp(</text:p>
      <text:p text:style-name="P48"><text:tab/>assume x &gt;= <text:span text:style-name="T18">0 &amp; x = x0;</text:span></text:p>
      <text:p text:style-name="P20"><text:tab/>y = 0;</text:p>
      <text:p text:style-name="P20"><text:tab/>assert x &gt;= 0 &amp; x + y = x0;</text:p>
      <text:p text:style-name="P20"><text:tab/>havoc [x, y];</text:p>
      <text:p text:style-name="P20"><text:tab/>assume x &gt;= 0 &amp; x + y = x0;</text:p>
      <text:p text:style-name="P20"><text:span text:style-name="T18"><text:tab/>,</text:span></text:p>
      <text:p text:style-name="P20"><text:tab/><text:span text:style-name="T24">wp(</text:span></text:p>
      <text:p text:style-name="P20"><text:tab/><text:tab/>assume x &gt; 0,</text:p>
      <text:p text:style-name="P20"><text:tab/><text:tab/><text:span text:style-name="T36">wp(</text:span>x = x – 1,</text:p>
      <text:p text:style-name="P20"><text:tab/><text:tab/>x &gt;= 0 &amp; x + <text:span text:style-name="T35">(</text:span>y <text:span text:style-name="T35">+ 1)</text:span> = x0 <text:span text:style-name="T33">&amp;</text:span> false <text:span text:style-name="T30">==&gt;</text:span> <text:span text:style-name="T35">(y + 1) = x0 &amp; true)</text:span></text:p>
      <text:p text:style-name="P20"><text:span text:style-name="T19"><text:tab/>)</text:span></text:p>
      <text:p text:style-name="P20"><text:tab/><text:span text:style-name="T25">&amp;</text:span></text:p>
      <text:p text:style-name="P20"><text:tab/><text:span text:style-name="T24">(</text:span>x &lt;= 0 <text:span text:style-name="T26">==&gt;</text:span> <text:span text:style-name="T19">y = x0 &amp; true)</text:span></text:p>
      <text:p text:style-name="P48">) <text:span text:style-name="T37">= {Assignment}</text:span></text:p>
      <text:p text:style-name="P48"/>
      <text:p text:style-name="P49">wp(</text:p>
      <text:p text:style-name="P49"><text:tab/>assume x &gt;= <text:span text:style-name="T18">0 &amp; x = x0;</text:span></text:p>
      <text:p text:style-name="P21"><text:tab/>y = 0;</text:p>
      <text:p text:style-name="P21"><text:tab/>assert x &gt;= 0 &amp; x + y = x0;</text:p>
      <text:p text:style-name="P21"><text:tab/>havoc [x, y];</text:p>
      <text:p text:style-name="P21"><text:tab/>assume x &gt;= 0 &amp; x + y = x0;</text:p>
      <text:p text:style-name="P21"><text:span text:style-name="T18"><text:tab/>,</text:span></text:p>
      <text:p text:style-name="P21"><text:tab/><text:span text:style-name="T24">wp(</text:span></text:p>
      <text:p text:style-name="P21"><text:tab/><text:tab/>assume x &gt; 0,</text:p>
      <text:p text:style-name="P21"><text:tab/><text:tab/><text:span text:style-name="T37">(</text:span>x - <text:span text:style-name="T37">1)</text:span> &gt;= 0 &amp; <text:span text:style-name="T37">(</text:span>x - <text:span text:style-name="T37">1)</text:span> + <text:span text:style-name="T35">(</text:span>y <text:span text:style-name="T35">+ 1)</text:span> = x0 </text:p>
      <text:p text:style-name="P21"><text:span text:style-name="T33"><text:tab/><text:tab/><text:tab/>&amp;</text:span> false <text:span text:style-name="T30">==&gt;</text:span> <text:span text:style-name="T35">(y + 1) = x0 &amp; true)</text:span></text:p>
      <text:p text:style-name="P21"><text:soft-page-break/><text:tab/><text:span text:style-name="T25">&amp;</text:span></text:p>
      <text:p text:style-name="P21"><text:tab/><text:span text:style-name="T24">(</text:span>x &lt;= 0 <text:span text:style-name="T26">==&gt;</text:span> <text:span text:style-name="T19">y = x0 &amp; true)</text:span></text:p>
      <text:p text:style-name="P84">) <text:span text:style-name="T38">= {Assume}</text:span></text:p>
      <text:p text:style-name="P84"/>
      <text:p text:style-name="P50">wp(</text:p>
      <text:p text:style-name="P50"><text:tab/>assume x &gt;= <text:span text:style-name="T18">0 &amp; x = x0;</text:span></text:p>
      <text:p text:style-name="P22"><text:tab/>y = 0;</text:p>
      <text:p text:style-name="P22"><text:tab/>assert x &gt;= 0 &amp; x + y = x0;</text:p>
      <text:p text:style-name="P22"><text:tab/>havoc [x, y];</text:p>
      <text:p text:style-name="P22"><text:tab/>assume x &gt;= 0 &amp; x + y = x0;</text:p>
      <text:p text:style-name="P22"><text:span text:style-name="T18"><text:tab/>,</text:span></text:p>
      <text:p text:style-name="P22"><text:tab/><text:span text:style-name="T24">(</text:span></text:p>
      <text:p text:style-name="P22"><text:tab/><text:tab/>x &gt; 0 <text:span text:style-name="T39">==&gt;</text:span></text:p>
      <text:p text:style-name="P22"><text:tab/><text:tab/><text:tab/><text:span text:style-name="T37">(</text:span>x - <text:span text:style-name="T37">1)</text:span> &gt;= 0 &amp; <text:span text:style-name="T37">(</text:span>x - <text:span text:style-name="T37">1)</text:span> + <text:span text:style-name="T35">(</text:span>y <text:span text:style-name="T35">+ 1)</text:span> = x0 </text:p>
      <text:p text:style-name="P22"><text:span text:style-name="T33"><text:tab/><text:tab/><text:tab/>&amp;</text:span> false <text:span text:style-name="T30">==&gt;</text:span> <text:span text:style-name="T35">(y + 1) = x0 &amp; true</text:span></text:p>
      <text:p text:style-name="P22"><text:span text:style-name="T35"><text:tab/>)</text:span></text:p>
      <text:p text:style-name="P22"><text:tab/><text:span text:style-name="T25">&amp;</text:span></text:p>
      <text:p text:style-name="P22"><text:tab/><text:span text:style-name="T24">(</text:span>x &lt;= 0 <text:span text:style-name="T26">==&gt;</text:span> <text:span text:style-name="T19">y = x0 &amp; true)</text:span></text:p>
      <text:p text:style-name="P85">) <text:span text:style-name="T40">= {Composition}</text:span></text:p>
      <text:p text:style-name="P85"/>
      <text:p text:style-name="P51">wp(</text:p>
      <text:p text:style-name="P51"><text:tab/>assume x &gt;= <text:span text:style-name="T18">0 &amp; x = x0;</text:span></text:p>
      <text:p text:style-name="P23"><text:tab/>y = 0;</text:p>
      <text:p text:style-name="P23"><text:tab/>assert x &gt;= 0 &amp; x + y = x0;</text:p>
      <text:p text:style-name="P23"><text:tab/>havoc [x, y],</text:p>
      <text:p text:style-name="P23"><text:tab/><text:span text:style-name="T40">wp(</text:span></text:p>
      <text:p text:style-name="P23"><text:tab/><text:tab/>assume x &gt;= 0 &amp; x + y = x0</text:p>
      <text:p text:style-name="P23"><text:soft-page-break/><text:span text:style-name="T18"><text:tab/><text:tab/>,</text:span></text:p>
      <text:p text:style-name="P23"><text:tab/><text:tab/><text:span text:style-name="T24">(</text:span></text:p>
      <text:p text:style-name="P23"><text:tab/><text:tab/><text:tab/>x &gt; 0 <text:span text:style-name="T39">==&gt;</text:span></text:p>
      <text:p text:style-name="P23"><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3"><text:span text:style-name="T33"><text:tab/><text:tab/><text:tab/><text:tab/>&amp;</text:span> false <text:span text:style-name="T30">==&gt;</text:span> <text:span text:style-name="T35">(y + 1) = x0 &amp; true</text:span></text:p>
      <text:p text:style-name="P23"><text:span text:style-name="T35"><text:tab/><text:tab/>)</text:span></text:p>
      <text:p text:style-name="P23"><text:tab/><text:tab/><text:span text:style-name="T25">&amp;</text:span></text:p>
      <text:p text:style-name="P23"><text:tab/><text:tab/><text:span text:style-name="T24">(</text:span>x &lt;= 0 <text:span text:style-name="T26">==&gt;</text:span> <text:span text:style-name="T19">y = x0 &amp; true)</text:span></text:p>
      <text:p text:style-name="P23"><text:span text:style-name="T19"><text:tab/>)</text:span></text:p>
      <text:p text:style-name="P86">) <text:span text:style-name="T41">= {Assume}</text:span></text:p>
      <text:p text:style-name="P86"/>
      <text:p text:style-name="P52">wp(</text:p>
      <text:p text:style-name="P52"><text:tab/>assume x &gt;= <text:span text:style-name="T18">0 &amp; x = x0;</text:span></text:p>
      <text:p text:style-name="P24"><text:tab/>y = 0;</text:p>
      <text:p text:style-name="P24"><text:tab/>assert x &gt;= 0 &amp; x + y = x0;</text:p>
      <text:p text:style-name="P24"><text:tab/>havoc [x, y],</text:p>
      <text:p text:style-name="P24"><text:tab/>x &gt;= 0 &amp; x + y = x0 <text:span text:style-name="T18">==&gt;</text:span></text:p>
      <text:p text:style-name="P24"><text:tab/><text:tab/><text:span text:style-name="T24">(</text:span></text:p>
      <text:p text:style-name="P24"><text:tab/><text:tab/><text:tab/>x &gt; 0 <text:span text:style-name="T39">==&gt;</text:span></text:p>
      <text:p text:style-name="P24"><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4"><text:span text:style-name="T33"><text:tab/><text:tab/><text:tab/><text:tab/>&amp;</text:span> false <text:span text:style-name="T30">==&gt;</text:span> <text:span text:style-name="T35">(y + 1) = x0 &amp; true</text:span></text:p>
      <text:p text:style-name="P24"><text:span text:style-name="T35"><text:tab/><text:tab/>)</text:span></text:p>
      <text:p text:style-name="P24"><text:tab/><text:span text:style-name="T25">&amp;</text:span></text:p>
      <text:p text:style-name="P24"><text:tab/><text:span text:style-name="T24">(</text:span>x &lt;= 0 <text:span text:style-name="T26">==&gt;</text:span> <text:span text:style-name="T19">y = x0 &amp; true)</text:span></text:p>
      <text:p text:style-name="P87">) <text:span text:style-name="T42">= {Composition}</text:span></text:p>
      <text:p text:style-name="P87"/>
      <text:p text:style-name="P87"/>
      <text:p text:style-name="P53"><text:soft-page-break/>wp(</text:p>
      <text:p text:style-name="P53"><text:tab/>assume x &gt;= <text:span text:style-name="T18">0 &amp; x = x0;</text:span></text:p>
      <text:p text:style-name="P25"><text:tab/>y = 0;</text:p>
      <text:p text:style-name="P25"><text:tab/>assert x &gt;= 0 &amp; x + y = x0,</text:p>
      <text:p text:style-name="P25"><text:tab/><text:span text:style-name="T43">wp(</text:span>havoc [x, y],</text:p>
      <text:p text:style-name="P25"><text:tab/><text:tab/>x &gt;= 0 &amp; x + y = x0 <text:span text:style-name="T18">==&gt;</text:span></text:p>
      <text:p text:style-name="P25"><text:tab/><text:tab/><text:tab/><text:span text:style-name="T24">(</text:span></text:p>
      <text:p text:style-name="P25"><text:tab/><text:tab/><text:tab/><text:tab/>x &gt; 0 <text:span text:style-name="T39">==&gt;</text:span></text:p>
      <text:p text:style-name="P25"><text:tab/><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5"><text:span text:style-name="T33"><text:tab/><text:tab/><text:tab/><text:tab/><text:tab/>&amp;</text:span> false <text:span text:style-name="T30">==&gt;</text:span> <text:span text:style-name="T35">(y + 1) = x0 &amp; true</text:span></text:p>
      <text:p text:style-name="P25"><text:span text:style-name="T35"><text:tab/><text:tab/><text:tab/>)</text:span></text:p>
      <text:p text:style-name="P25"><text:tab/><text:tab/><text:span text:style-name="T25">&amp;</text:span></text:p>
      <text:p text:style-name="P25"><text:tab/><text:tab/><text:span text:style-name="T24">(</text:span>x &lt;= 0 <text:span text:style-name="T26">==&gt;</text:span> <text:span text:style-name="T19">y = x0 &amp; true)</text:span></text:p>
      <text:p text:style-name="P25"><text:tab/><text:span text:style-name="T43">)</text:span></text:p>
      <text:p text:style-name="P88">) <text:span text:style-name="T44">= {Havoc with x’ and y’ being new variables}</text:span></text:p>
      <text:p text:style-name="P88"/>
      <text:p text:style-name="P54">wp(</text:p>
      <text:p text:style-name="P54"><text:tab/>assume x &gt;= <text:span text:style-name="T18">0 &amp; x = x0;</text:span></text:p>
      <text:p text:style-name="P26"><text:tab/>y = 0;</text:p>
      <text:p text:style-name="P26"><text:tab/>assert x &gt;= 0 &amp; x + y = x0,</text:p>
      <text:p text:style-name="P26"><text:tab/>x’ &gt;= 0 &amp; x’ + y’ = x0 <text:span text:style-name="T18">==&gt;</text:span></text:p>
      <text:p text:style-name="P26"><text:tab/><text:tab/><text:span text:style-name="T24">(</text:span></text:p>
      <text:p text:style-name="P26"><text:tab/><text:tab/><text:tab/>x’ &gt; 0 <text:span text:style-name="T39">==&gt;</text:span></text:p>
      <text:p text:style-name="P26"><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6"><text:span text:style-name="T33"><text:tab/><text:tab/><text:tab/><text:tab/>&amp;</text:span> false <text:span text:style-name="T30">==&gt;</text:span> <text:span text:style-name="T35">(y’ + 1) = x0 &amp; true</text:span></text:p>
      <text:p text:style-name="P26"><text:span text:style-name="T35"><text:tab/><text:tab/>)</text:span></text:p>
      <text:p text:style-name="P26"><text:tab/><text:span text:style-name="T25">&amp;</text:span></text:p>
      <text:p text:style-name="P26"><text:soft-page-break/><text:tab/><text:span text:style-name="T24">(</text:span>x’ &lt;= 0 <text:span text:style-name="T26">==&gt;</text:span> <text:span text:style-name="T19">y’ = x0 &amp; true)</text:span></text:p>
      <text:p text:style-name="P89">) <text:span text:style-name="T45">= {Composition}</text:span></text:p>
      <text:p text:style-name="P89"/>
      <text:p text:style-name="P55">wp(</text:p>
      <text:p text:style-name="P55"><text:tab/>assume x &gt;= <text:span text:style-name="T18">0 &amp; x = x0;</text:span></text:p>
      <text:p text:style-name="P27"><text:tab/>y = 0,</text:p>
      <text:p text:style-name="P27"><text:tab/><text:span text:style-name="T46">wp(</text:span>assert x &gt;= 0 &amp; x + y = x0,</text:p>
      <text:p text:style-name="P27"><text:tab/><text:tab/>x’ &gt;= 0 &amp; x’ + y’ = x0 <text:span text:style-name="T18">==&gt;</text:span></text:p>
      <text:p text:style-name="P27"><text:tab/><text:tab/><text:tab/><text:span text:style-name="T24">(</text:span></text:p>
      <text:p text:style-name="P27"><text:tab/><text:tab/><text:tab/><text:tab/>x’ &gt; 0 <text:span text:style-name="T39">==&gt;</text:span></text:p>
      <text:p text:style-name="P27"><text:tab/><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7"><text:span text:style-name="T33"><text:tab/><text:tab/><text:tab/><text:tab/><text:tab/>&amp;</text:span> false <text:span text:style-name="T30">==&gt;</text:span> <text:span text:style-name="T35">(y’ + 1) = x0 &amp; true</text:span></text:p>
      <text:p text:style-name="P27"><text:span text:style-name="T35"><text:tab/><text:tab/><text:tab/>)</text:span></text:p>
      <text:p text:style-name="P27"><text:tab/><text:tab/><text:span text:style-name="T25">&amp;</text:span></text:p>
      <text:p text:style-name="P27"><text:tab/><text:tab/><text:span text:style-name="T24">(</text:span>x’ &lt;= 0 <text:span text:style-name="T26">==&gt;</text:span> <text:span text:style-name="T19">y’ = x0 &amp; true)</text:span></text:p>
      <text:p text:style-name="P27"><text:tab/><text:span text:style-name="T46">)</text:span></text:p>
      <text:p text:style-name="P90">) <text:span text:style-name="T47">= {Assert}</text:span></text:p>
      <text:p text:style-name="P90"/>
      <text:p text:style-name="P56">wp(</text:p>
      <text:p text:style-name="P56"><text:tab/>assume x &gt;= <text:span text:style-name="T18">0 &amp; x = x0;</text:span></text:p>
      <text:p text:style-name="P28"><text:tab/>y = 0,</text:p>
      <text:p text:style-name="P28"><text:tab/>x &gt;= 0 &amp; x + y = x0</text:p>
      <text:p text:style-name="P28"><text:span text:style-name="T47"><text:tab/>&amp;</text:span></text:p>
      <text:p text:style-name="P28"><text:tab/>x’ &gt;= 0 &amp; x’ + y’ = x0 <text:span text:style-name="T18">==&gt;</text:span></text:p>
      <text:p text:style-name="P28"><text:tab/><text:tab/><text:span text:style-name="T24">(</text:span></text:p>
      <text:p text:style-name="P28"><text:tab/><text:tab/><text:tab/>x’ &gt; 0 <text:span text:style-name="T39">==&gt;</text:span></text:p>
      <text:p text:style-name="P28"><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8"><text:soft-page-break/><text:span text:style-name="T33"><text:tab/><text:tab/><text:tab/><text:tab/>&amp;</text:span> false <text:span text:style-name="T30">==&gt;</text:span> <text:span text:style-name="T35">(y’ + 1) = x0 &amp; true</text:span></text:p>
      <text:p text:style-name="P28"><text:span text:style-name="T35"><text:tab/><text:tab/>)</text:span></text:p>
      <text:p text:style-name="P28"><text:tab/><text:span text:style-name="T25">&amp;</text:span></text:p>
      <text:p text:style-name="P28"><text:tab/><text:span text:style-name="T24">(</text:span>x’ &lt;= 0 <text:span text:style-name="T26">==&gt;</text:span> <text:span text:style-name="T19">y’ = x0 &amp; true)</text:span></text:p>
      <text:p text:style-name="P91">) <text:span text:style-name="T48">= {Composition}</text:span></text:p>
      <text:p text:style-name="P91"/>
      <text:p text:style-name="P57">wp(</text:p>
      <text:p text:style-name="P57"><text:tab/>assume x &gt;= <text:span text:style-name="T18">0 &amp; x = x0,</text:span></text:p>
      <text:p text:style-name="P29"><text:tab/><text:span text:style-name="T49">wp(</text:span>y = 0,</text:p>
      <text:p text:style-name="P29"><text:tab/><text:tab/>x &gt;= 0 &amp; x + y = x0</text:p>
      <text:p text:style-name="P29"><text:span text:style-name="T47"><text:tab/><text:tab/>&amp;</text:span></text:p>
      <text:p text:style-name="P29"><text:tab/><text:tab/>x’ &gt;= 0 &amp; x’ + y’ = x0 <text:span text:style-name="T18">==&gt;</text:span></text:p>
      <text:p text:style-name="P29"><text:tab/><text:tab/><text:tab/><text:span text:style-name="T24">(</text:span></text:p>
      <text:p text:style-name="P29"><text:tab/><text:tab/><text:tab/><text:tab/>x’ &gt; 0 <text:span text:style-name="T39">==&gt;</text:span></text:p>
      <text:p text:style-name="P29"><text:tab/><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29"><text:span text:style-name="T33"><text:tab/><text:tab/><text:tab/><text:tab/><text:tab/>&amp;</text:span> false <text:span text:style-name="T30">==&gt;</text:span> <text:span text:style-name="T35">(y’ + 1) = x0 &amp; true</text:span></text:p>
      <text:p text:style-name="P29"><text:span text:style-name="T35"><text:tab/><text:tab/><text:tab/>)</text:span></text:p>
      <text:p text:style-name="P29"><text:tab/><text:tab/><text:span text:style-name="T25">&amp;</text:span></text:p>
      <text:p text:style-name="P29"><text:tab/><text:tab/><text:span text:style-name="T24">(</text:span>x’ &lt;= 0 <text:span text:style-name="T26">==&gt;</text:span> <text:span text:style-name="T19">y’ = x0 &amp; true)</text:span></text:p>
      <text:p text:style-name="P29"><text:tab/><text:span text:style-name="T49">)</text:span></text:p>
      <text:p text:style-name="P92">) <text:span text:style-name="T50">= {Assignment}</text:span></text:p>
      <text:p text:style-name="P92"/>
      <text:p text:style-name="P58">wp(</text:p>
      <text:p text:style-name="P58"><text:tab/>assume x &gt;= <text:span text:style-name="T18">0 &amp; x = x0,</text:span></text:p>
      <text:p text:style-name="P30"><text:tab/>x &gt;= 0 &amp; x + <text:span text:style-name="T51">0</text:span> = x0</text:p>
      <text:p text:style-name="P30"><text:span text:style-name="T47"><text:tab/>&amp;</text:span></text:p>
      <text:p text:style-name="P30"><text:tab/>x’ &gt;= 0 &amp; x’ + y’ = x0 <text:span text:style-name="T18">==&gt;</text:span></text:p>
      <text:p text:style-name="P30"><text:soft-page-break/><text:tab/><text:tab/><text:span text:style-name="T24">(</text:span></text:p>
      <text:p text:style-name="P30"><text:tab/><text:tab/><text:tab/>x’ &gt; 0 <text:span text:style-name="T39">==&gt;</text:span></text:p>
      <text:p text:style-name="P30"><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30"><text:span text:style-name="T33"><text:tab/><text:tab/><text:tab/><text:tab/>&amp;</text:span> false <text:span text:style-name="T30">==&gt;</text:span> <text:span text:style-name="T35">(y’ + 1) = x0 &amp; true</text:span></text:p>
      <text:p text:style-name="P30"><text:span text:style-name="T35"><text:tab/><text:tab/>)</text:span></text:p>
      <text:p text:style-name="P30"><text:tab/><text:span text:style-name="T25">&amp;</text:span></text:p>
      <text:p text:style-name="P30"><text:tab/><text:span text:style-name="T24">(</text:span>x’ &lt;= 0 <text:span text:style-name="T26">==&gt;</text:span> <text:span text:style-name="T19">y’ = x0 &amp; true)</text:span></text:p>
      <text:p text:style-name="P93">) <text:span text:style-name="T52">= {Assume}</text:span></text:p>
      <text:p text:style-name="P93"/>
      <text:p text:style-name="P59">x &gt;= <text:span text:style-name="T18">0 &amp; x = x0 ==&gt; (</text:span></text:p>
      <text:p text:style-name="P31"><text:tab/>x &gt;= 0 &amp; x + <text:span text:style-name="T51">0</text:span> = x0</text:p>
      <text:p text:style-name="P31"><text:span text:style-name="T47"><text:tab/>&amp;</text:span></text:p>
      <text:p text:style-name="P31"><text:tab/>x’ &gt;= 0 &amp; x’ + y’ = x0 <text:span text:style-name="T18">==&gt;</text:span></text:p>
      <text:p text:style-name="P31"><text:tab/><text:tab/><text:span text:style-name="T24">(</text:span></text:p>
      <text:p text:style-name="P31"><text:tab/><text:tab/><text:tab/>x’ &gt; 0 <text:span text:style-name="T39">==&gt;</text:span></text:p>
      <text:p text:style-name="P31"><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31"><text:span text:style-name="T33"><text:tab/><text:tab/><text:tab/><text:tab/>&amp;</text:span> false <text:span text:style-name="T30">==&gt;</text:span> <text:span text:style-name="T35">(y’ + 1) = x0 &amp; true</text:span></text:p>
      <text:p text:style-name="P31"><text:span text:style-name="T35"><text:tab/><text:tab/>)</text:span></text:p>
      <text:p text:style-name="P31"><text:span text:style-name="T25"><text:tab/>&amp;</text:span></text:p>
      <text:p text:style-name="P31"><text:span text:style-name="T24"><text:tab/>(</text:span>x’ &lt;= 0 <text:span text:style-name="T26">==&gt;</text:span> <text:span text:style-name="T19">y’ = x0 &amp; true)</text:span></text:p>
      <text:p text:style-name="P65">) = {First conjunct removed since it is equivalent to the assumption}</text:p>
      <text:p text:style-name="P94"/>
      <text:p text:style-name="P60">x &gt;= <text:span text:style-name="T18">0 &amp; x = x0 ==&gt; (</text:span></text:p>
      <text:p text:style-name="P32"><text:tab/>x’ &gt;= 0 &amp; x’ + y’ = x0 <text:span text:style-name="T18">==&gt;</text:span></text:p>
      <text:p text:style-name="P32"><text:tab/><text:tab/><text:span text:style-name="T24">(</text:span></text:p>
      <text:p text:style-name="P32"><text:tab/><text:tab/><text:tab/>x’ &gt; 0 <text:span text:style-name="T39">==&gt;</text:span></text:p>
      <text:p text:style-name="P32"><text:tab/><text:tab/><text:tab/><text:tab/><text:span text:style-name="T37">(</text:span>x’ - <text:span text:style-name="T37">1)</text:span> &gt;= 0 &amp; <text:span text:style-name="T37">(</text:span>x’ - <text:span text:style-name="T37">1)</text:span> + <text:span text:style-name="T35">(</text:span>y’ <text:span text:style-name="T35">+ 1)</text:span> = x0 </text:p>
      <text:p text:style-name="P32"><text:soft-page-break/><text:span text:style-name="T33"><text:tab/><text:tab/><text:tab/><text:tab/>&amp;</text:span> false <text:span text:style-name="T30">==&gt;</text:span> <text:span text:style-name="T35">(y’ + 1) = x0 &amp; true</text:span></text:p>
      <text:p text:style-name="P32"><text:span text:style-name="T35"><text:tab/><text:tab/>)</text:span></text:p>
      <text:p text:style-name="P32"><text:span text:style-name="T25"><text:tab/>&amp;</text:span></text:p>
      <text:p text:style-name="P32"><text:span text:style-name="T24"><text:tab/>(</text:span>x’ &lt;= 0 <text:span text:style-name="T26">==&gt;</text:span> <text:span text:style-name="T19">y’ = x0 &amp; true)</text:span></text:p>
      <text:p text:style-name="P95">) <text:span text:style-name="T53">= {Implication from false is true, it is redundant in conjunction}</text:span></text:p>
      <text:p text:style-name="P95"/>
      <text:p text:style-name="P61">x &gt;= <text:span text:style-name="T18">0 &amp; x = x0 ==&gt; (</text:span></text:p>
      <text:p text:style-name="P33"><text:tab/>x’ &gt;= 0 &amp; x’ + y’ = x0 <text:span text:style-name="T18">==&gt; (</text:span></text:p>
      <text:p text:style-name="P33"><text:tab/><text:tab/><text:tab/>x’ &gt; 0 <text:span text:style-name="T39">==&gt; (</text:span>x’ - <text:span text:style-name="T37">1)</text:span> &gt;= 0 &amp; <text:span text:style-name="T37">(</text:span>x’ - <text:span text:style-name="T37">1)</text:span> + <text:span text:style-name="T35">(</text:span>y’ <text:span text:style-name="T35">+ 1)</text:span> = x0 </text:p>
      <text:p text:style-name="P33"><text:span text:style-name="T35"><text:tab/><text:tab/>)</text:span></text:p>
      <text:p text:style-name="P33"><text:span text:style-name="T25"><text:tab/>&amp;</text:span></text:p>
      <text:p text:style-name="P33"><text:span text:style-name="T24"><text:tab/>(</text:span>x’ &lt;= 0 <text:span text:style-name="T26">==&gt;</text:span> <text:span text:style-name="T19">y’ = x0 &amp; true)</text:span></text:p>
      <text:p text:style-name="P95">) <text:span text:style-name="T54">= {Inner most implication evaluates to true, redundant}</text:span></text:p>
      <text:p text:style-name="P95"/>
      <text:p text:style-name="P62">x &gt;= <text:span text:style-name="T18">0 &amp; x = x0 ==&gt; (</text:span></text:p>
      <text:p text:style-name="P34"><text:tab/>x’ &gt;= 0 &amp; x’ + y’ = x0 <text:span text:style-name="T18">==&gt; ((</text:span>x’ - <text:span text:style-name="T37">1)</text:span> + <text:span text:style-name="T35">(</text:span>y’ <text:span text:style-name="T35">+ 1)</text:span> = x0<text:span text:style-name="T35">)</text:span></text:p>
      <text:p text:style-name="P34"><text:span text:style-name="T25"><text:tab/>&amp;</text:span></text:p>
      <text:p text:style-name="P34"><text:span text:style-name="T24"><text:tab/>(</text:span>x’ &lt;= 0 <text:span text:style-name="T26">==&gt;</text:span> <text:span text:style-name="T19">y’ = x0 &amp; true)</text:span></text:p>
      <text:p text:style-name="P96">) <text:span text:style-name="T55">= {First conjunction in innermost conclusion evaluates to true}</text:span></text:p>
      <text:p text:style-name="P96"/>
      <text:p text:style-name="P63">x &gt;= <text:span text:style-name="T18">0 &amp; x = x0 ==&gt; (</text:span></text:p>
      <text:p text:style-name="P35"><text:tab/>x’ &gt;= 0 &amp; x’ + y’ = x0 <text:span text:style-name="T18">==&gt; (</text:span>x’ &lt;= 0 <text:span text:style-name="T26">==&gt;</text:span> <text:span text:style-name="T19">y’ = x0 &amp; true)</text:span></text:p>
      <text:p text:style-name="P97">) <text:span text:style-name="T56">= {We get x’ = 0, hence the implication evaluates to true}</text:span></text:p>
      <text:p text:style-name="P97"/>
      <text:p text:style-name="P64"><text:span text:style-name="T57">(</text:span>x &gt;= <text:span text:style-name="T18">0 &amp; x = x0 ==&gt; true) {= true}</text:span></text:p>
      <text:p text:style-name="P64"/>
      <text:p text:style-name="P66">Hence, (|x <text:span text:style-name="T59">&gt;=</text:span> 0 <text:span text:style-name="T59">&amp;</text:span> x = x0|) <text:span text:style-name="T16">Program</text:span><text:span text:style-name="T58"> (|y = x0|) is valid.</text:span></text:p>
      <text:h text:style-name="P99" text:outline-level="1"><text:soft-page-break/>3. Comparison of Results</text:h>
      <text:p text:style-name="P82">Resulting formula from Verification Condition Generator:</text:p>
      <text:p text:style-name="P4"><text:tab/>(</text:p>
      <text:p text:style-name="P79"><text:tab/><text:tab/><text:span text:style-name="T4">x &gt;= 0 &amp; x = x0, </text:span></text:p>
      <text:p text:style-name="P79"><text:span text:style-name="T4"><text:tab/><text:tab/>y = x0</text:span></text:p>
      <text:p text:style-name="P81"><text:tab/>) = vc[[ <text:span text:style-name="T16">Program</text:span> ]](x &gt;= 0 &amp; x = x0, y = x0)</text:p>
      <text:p text:style-name="P82">Resulting formula from Weakest Precondition Calculation:</text:p>
      <text:p text:style-name="P82"><text:tab/><text:span text:style-name="T21">(</text:span><text:span text:style-name="T20">x &gt;= </text:span><text:span text:style-name="T22">0 &amp; x = x0 ==&gt; true) </text:span><text:span text:style-name="T23">{= true}</text:span></text:p>
      <text:p text:style-name="P83"><text:tab/>I am not sure exactly what aspects to compare, I think these two methods achieve their goals through different means. In the first method we get the pre- and post- conditions that exactly match our contract. So, we know our program is correct. In the second method we assume our contract and get the weakest precondition to be true, which means our program is always <text:span text:style-name="T60">valid under the assumed contract</text:span>.</text:p>
      <text:p text:style-name="P83"><text:tab/><text:span text:style-name="T61">Thus, we get different results but both tell us that our program is correct under the given contr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style:font-pitch="fixed"/>
    <style:font-face style:name="Source Code Pro Medium" svg:font-family="'Source Code Pr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848aa" officeooo:paragraph-rsid="002848aa"/>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DD2452 – Homework 2</text:p>
        <text:p text:style-name="MP1">Author: Mert Alp Taytak</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1:36:39.773274217</meta:creation-date>
    <meta:generator>LibreOffice/6.2.5.2$Linux_X86_64 LibreOffice_project/20$Build-2</meta:generator>
    <dc:date>2019-09-11T14:03:29.066474496</dc:date>
    <meta:editing-duration>PT2H26M9S</meta:editing-duration>
    <meta:editing-cycles>81</meta:editing-cycles>
    <meta:document-statistic meta:table-count="0" meta:image-count="0" meta:object-count="0" meta:page-count="21" meta:paragraph-count="513" meta:word-count="3093" meta:character-count="9977" meta:non-whitespace-character-count="6690"/>
  </office:meta>
</office:document-meta>
</file>